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1" manifest:media-type=""/>
  <manifest:file-entry manifest:full-path="ObjectReplacements/Object 16" manifest:media-type=""/>
  <manifest:file-entry manifest:full-path="ObjectReplacements/Object 14" manifest:media-type=""/>
  <manifest:file-entry manifest:full-path="ObjectReplacements/Object 13" manifest:media-type=""/>
  <manifest:file-entry manifest:full-path="ObjectReplacements/Object 15" manifest:media-type="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/>
          <table:table-cell office:value-type="string" calcext:value-type="string">
            <text:p>Original Bed Temp Tab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mp C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emp *8</text:p>
          </table:table-cell>
          <table:table-cell office:value-type="string" calcext:value-type="string">
            <text:p>Gap</text:p>
          </table:table-cell>
          <table:table-cell table:number-columns-repeated="16380"/>
        </table:table-row>
        <table:table-row table:style-name="ro1">
          <table:table-cell table:formula="of:=[.C3]/8" office:value-type="float" office:value="160" calcext:value-type="float">
            <text:p>160</text:p>
          </table:table-cell>
          <table:table-cell office:value-type="float" office:value="628" calcext:value-type="float">
            <text:p>628</text:p>
          </table:table-cell>
          <table:table-cell office:value-type="float" office:value="1280" calcext:value-type="float">
            <text:p>1280</text:p>
          </table:table-cell>
          <table:table-cell table:number-columns-repeated="16381"/>
        </table:table-row>
        <table:table-row table:style-name="ro1">
          <table:table-cell table:formula="of:=[.C4]/8" office:value-type="float" office:value="150" calcext:value-type="float">
            <text:p>150</text:p>
          </table:table-cell>
          <table:table-cell office:value-type="float" office:value="859" calcext:value-type="float">
            <text:p>859</text:p>
          </table:table-cell>
          <table:table-cell office:value-type="float" office:value="1200" calcext:value-type="float">
            <text:p>1200</text:p>
          </table:table-cell>
          <table:table-cell table:formula="of:=[.B4]-[.B3]" office:value-type="float" office:value="231" calcext:value-type="float">
            <text:p>231</text:p>
          </table:table-cell>
          <table:table-cell table:number-columns-repeated="16380"/>
        </table:table-row>
        <table:table-row table:style-name="ro1">
          <table:table-cell table:formula="of:=[.C5]/8" office:value-type="float" office:value="140" calcext:value-type="float">
            <text:p>140</text:p>
          </table:table-cell>
          <table:table-cell office:value-type="float" office:value="1113" calcext:value-type="float">
            <text:p>1113</text:p>
          </table:table-cell>
          <table:table-cell office:value-type="float" office:value="1120" calcext:value-type="float">
            <text:p>1120</text:p>
          </table:table-cell>
          <table:table-cell table:formula="of:=[.B5]-[.B4]" office:value-type="float" office:value="254" calcext:value-type="float">
            <text:p>254</text:p>
          </table:table-cell>
          <table:table-cell table:number-columns-repeated="16380"/>
        </table:table-row>
        <table:table-row table:style-name="ro1">
          <table:table-cell table:formula="of:=[.C6]/8" office:value-type="float" office:value="130" calcext:value-type="float">
            <text:p>130</text:p>
          </table:table-cell>
          <table:table-cell office:value-type="float" office:value="1382" calcext:value-type="float">
            <text:p>1382</text:p>
          </table:table-cell>
          <table:table-cell office:value-type="float" office:value="1040" calcext:value-type="float">
            <text:p>1040</text:p>
          </table:table-cell>
          <table:table-cell table:formula="of:=[.B6]-[.B5]" office:value-type="float" office:value="269" calcext:value-type="float">
            <text:p>269</text:p>
          </table:table-cell>
          <table:table-cell table:number-columns-repeated="16380"/>
        </table:table-row>
        <table:table-row table:style-name="ro1">
          <table:table-cell table:formula="of:=[.C7]/8" office:value-type="float" office:value="120" calcext:value-type="float">
            <text:p>120</text:p>
          </table:table-cell>
          <table:table-cell office:value-type="float" office:value="1660" calcext:value-type="float">
            <text:p>1660</text:p>
          </table:table-cell>
          <table:table-cell office:value-type="float" office:value="960" calcext:value-type="float">
            <text:p>960</text:p>
          </table:table-cell>
          <table:table-cell table:formula="of:=[.B7]-[.B6]" office:value-type="float" office:value="278" calcext:value-type="float">
            <text:p>278</text:p>
          </table:table-cell>
          <table:table-cell table:number-columns-repeated="16380"/>
        </table:table-row>
        <table:table-row table:style-name="ro1">
          <table:table-cell table:formula="of:=[.C8]/8" office:value-type="float" office:value="110" calcext:value-type="float">
            <text:p>110</text:p>
          </table:table-cell>
          <table:table-cell office:value-type="float" office:value="1938" calcext:value-type="float">
            <text:p>1938</text:p>
          </table:table-cell>
          <table:table-cell office:value-type="float" office:value="880" calcext:value-type="float">
            <text:p>880</text:p>
          </table:table-cell>
          <table:table-cell table:formula="of:=[.B8]-[.B7]" office:value-type="float" office:value="278" calcext:value-type="float">
            <text:p>278</text:p>
          </table:table-cell>
          <table:table-cell table:number-columns-repeated="16380"/>
        </table:table-row>
        <table:table-row table:style-name="ro1">
          <table:table-cell table:formula="of:=[.C9]/8" office:value-type="float" office:value="100" calcext:value-type="float">
            <text:p>100</text:p>
          </table:table-cell>
          <table:table-cell office:value-type="float" office:value="2211" calcext:value-type="float">
            <text:p>2211</text:p>
          </table:table-cell>
          <table:table-cell office:value-type="float" office:value="800" calcext:value-type="float">
            <text:p>800</text:p>
          </table:table-cell>
          <table:table-cell table:formula="of:=[.B9]-[.B8]" office:value-type="float" office:value="273" calcext:value-type="float">
            <text:p>273</text:p>
          </table:table-cell>
          <table:table-cell table:number-columns-repeated="16380"/>
        </table:table-row>
        <table:table-row table:style-name="ro1">
          <table:table-cell table:formula="of:=[.C10]/8" office:value-type="float" office:value="90" calcext:value-type="float">
            <text:p>90</text:p>
          </table:table-cell>
          <table:table-cell office:value-type="float" office:value="2473" calcext:value-type="float">
            <text:p>2473</text:p>
          </table:table-cell>
          <table:table-cell office:value-type="float" office:value="720" calcext:value-type="float">
            <text:p>720</text:p>
          </table:table-cell>
          <table:table-cell table:formula="of:=[.B10]-[.B9]" office:value-type="float" office:value="262" calcext:value-type="float">
            <text:p>262</text:p>
          </table:table-cell>
          <table:table-cell table:number-columns-repeated="16380"/>
        </table:table-row>
        <table:table-row table:style-name="ro1">
          <table:table-cell table:formula="of:=[.C11]/8" office:value-type="float" office:value="80" calcext:value-type="float">
            <text:p>80</text:p>
          </table:table-cell>
          <table:table-cell office:value-type="float" office:value="2718" calcext:value-type="float">
            <text:p>2718</text:p>
          </table:table-cell>
          <table:table-cell office:value-type="float" office:value="640" calcext:value-type="float">
            <text:p>640</text:p>
          </table:table-cell>
          <table:table-cell table:formula="of:=[.B11]-[.B10]" office:value-type="float" office:value="245" calcext:value-type="float">
            <text:p>245</text:p>
          </table:table-cell>
          <table:table-cell table:number-columns-repeated="16380"/>
        </table:table-row>
        <table:table-row table:style-name="ro1">
          <table:table-cell table:formula="of:=[.C12]/8" office:value-type="float" office:value="70" calcext:value-type="float">
            <text:p>70</text:p>
          </table:table-cell>
          <table:table-cell office:value-type="float" office:value="2945" calcext:value-type="float">
            <text:p>2945</text:p>
          </table:table-cell>
          <table:table-cell office:value-type="float" office:value="560" calcext:value-type="float">
            <text:p>560</text:p>
          </table:table-cell>
          <table:table-cell table:formula="of:=[.B12]-[.B11]" office:value-type="float" office:value="227" calcext:value-type="float">
            <text:p>227</text:p>
          </table:table-cell>
          <table:table-cell table:number-columns-repeated="16380"/>
        </table:table-row>
        <table:table-row table:style-name="ro1">
          <table:table-cell table:formula="of:=[.C13]/8" office:value-type="float" office:value="60" calcext:value-type="float">
            <text:p>60</text:p>
          </table:table-cell>
          <table:table-cell office:value-type="float" office:value="3148" calcext:value-type="float">
            <text:p>3148</text:p>
          </table:table-cell>
          <table:table-cell office:value-type="float" office:value="480" calcext:value-type="float">
            <text:p>480</text:p>
          </table:table-cell>
          <table:table-cell table:formula="of:=[.B13]-[.B12]" office:value-type="float" office:value="203" calcext:value-type="float">
            <text:p>203</text:p>
          </table:table-cell>
          <table:table-cell table:number-columns-repeated="16380"/>
        </table:table-row>
        <table:table-row table:style-name="ro1">
          <table:table-cell table:formula="of:=[.C14]/8" office:value-type="float" office:value="50" calcext:value-type="float">
            <text:p>50</text:p>
          </table:table-cell>
          <table:table-cell office:value-type="float" office:value="3328" calcext:value-type="float">
            <text:p>3328</text:p>
          </table:table-cell>
          <table:table-cell office:value-type="float" office:value="400" calcext:value-type="float">
            <text:p>400</text:p>
          </table:table-cell>
          <table:table-cell table:formula="of:=[.B14]-[.B13]" office:value-type="float" office:value="180" calcext:value-type="float">
            <text:p>180</text:p>
          </table:table-cell>
          <table:table-cell table:number-columns-repeated="16380"/>
        </table:table-row>
        <table:table-row table:style-name="ro1">
          <table:table-cell table:formula="of:=[.C15]/8" office:value-type="float" office:value="40" calcext:value-type="float">
            <text:p>40</text:p>
          </table:table-cell>
          <table:table-cell office:value-type="float" office:value="3482" calcext:value-type="float">
            <text:p>3482</text:p>
          </table:table-cell>
          <table:table-cell office:value-type="float" office:value="320" calcext:value-type="float">
            <text:p>320</text:p>
          </table:table-cell>
          <table:table-cell table:formula="of:=[.B15]-[.B14]" office:value-type="float" office:value="154" calcext:value-type="float">
            <text:p>154</text:p>
          </table:table-cell>
          <table:table-cell table:number-columns-repeated="16380"/>
        </table:table-row>
        <table:table-row table:style-name="ro1">
          <table:table-cell table:formula="of:=[.C16]/8" office:value-type="float" office:value="30" calcext:value-type="float">
            <text:p>30</text:p>
          </table:table-cell>
          <table:table-cell office:value-type="float" office:value="3613" calcext:value-type="float">
            <text:p>3613</text:p>
          </table:table-cell>
          <table:table-cell office:value-type="float" office:value="240" calcext:value-type="float">
            <text:p>240</text:p>
          </table:table-cell>
          <table:table-cell table:formula="of:=[.B16]-[.B15]" office:value-type="float" office:value="131" calcext:value-type="float">
            <text:p>131</text:p>
          </table:table-cell>
          <table:table-cell table:number-columns-repeated="16380"/>
        </table:table-row>
        <table:table-row table:style-name="ro1">
          <table:table-cell table:formula="of:=[.C17]/8" office:value-type="float" office:value="20" calcext:value-type="float">
            <text:p>20</text:p>
          </table:table-cell>
          <table:table-cell office:value-type="float" office:value="3722" calcext:value-type="float">
            <text:p>3722</text:p>
          </table:table-cell>
          <table:table-cell office:value-type="float" office:value="160" calcext:value-type="float">
            <text:p>160</text:p>
          </table:table-cell>
          <table:table-cell table:formula="of:=[.B17]-[.B16]" office:value-type="float" office:value="109" calcext:value-type="float">
            <text:p>109</text:p>
          </table:table-cell>
          <table:table-cell table:number-columns-repeated="16380"/>
        </table:table-row>
        <table:table-row table:style-name="ro1">
          <table:table-cell table:formula="of:=[.C18]/8" office:value-type="float" office:value="10" calcext:value-type="float">
            <text:p>10</text:p>
          </table:table-cell>
          <table:table-cell office:value-type="float" office:value="3815" calcext:value-type="float">
            <text:p>3815</text:p>
          </table:table-cell>
          <table:table-cell office:value-type="float" office:value="80" calcext:value-type="float">
            <text:p>80</text:p>
          </table:table-cell>
          <table:table-cell table:formula="of:=[.B18]-[.B17]" office:value-type="float" office:value="93" calcext:value-type="float">
            <text:p>93</text:p>
          </table:table-cell>
          <table:table-cell table:number-columns-repeated="16380"/>
        </table:table-row>
        <table:table-row table:style-name="ro1">
          <table:table-cell table:formula="of:=[.C19]/8" office:value-type="float" office:value="0" calcext:value-type="float">
            <text:p>0</text:p>
          </table:table-cell>
          <table:table-cell office:value-type="float" office:value="3895" calcext:value-type="float">
            <text:p>3895</text:p>
          </table:table-cell>
          <table:table-cell office:value-type="float" office:value="0" calcext:value-type="float">
            <text:p>0</text:p>
          </table:table-cell>
          <table:table-cell table:formula="of:=[.B19]-[.B18]" office:value-type="float" office:value="80" calcext:value-type="float">
            <text:p>80</text:p>
          </table:table-cell>
          <table:table-cell table:number-columns-repeated="16380"/>
        </table:table-row>
        <table:table-row table:style-name="ro1">
          <table:table-cell table:formula="of:=[.C20]/8" office:value-type="float" office:value="-10" calcext:value-type="float">
            <text:p>-10</text:p>
          </table:table-cell>
          <table:table-cell office:value-type="float" office:value="3972" calcext:value-type="float">
            <text:p>3972</text:p>
          </table:table-cell>
          <table:table-cell office:value-type="float" office:value="-80" calcext:value-type="float">
            <text:p>-80</text:p>
          </table:table-cell>
          <table:table-cell table:formula="of:=[.B20]-[.B19]" office:value-type="float" office:value="77" calcext:value-type="float">
            <text:p>77</text:p>
          </table:table-cell>
          <table:table-cell table:number-columns-repeated="16380"/>
        </table:table-row>
        <table:table-row table:style-name="ro1">
          <table:table-cell table:formula="of:=[.C21]/8" office:value-type="float" office:value="-20" calcext:value-type="float">
            <text:p>-20</text:p>
          </table:table-cell>
          <table:table-cell office:value-type="float" office:value="4055" calcext:value-type="float">
            <text:p>4055</text:p>
          </table:table-cell>
          <table:table-cell office:value-type="float" office:value="-160" calcext:value-type="float">
            <text:p>-160</text:p>
          </table:table-cell>
          <table:table-cell table:formula="of:=[.B21]-[.B20]" office:value-type="float" office:value="83" calcext:value-type="float">
            <text:p>8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ssumptions of original NTC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2 parallel</text:p>
          </table:table-cell>
          <table:table-cell office:value-type="float" office:value="100000000" calcext:value-type="float">
            <text:p>100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TC Beta</text:p>
          </table:table-cell>
          <table:table-cell office:value-type="float" office:value="3450" calcext:value-type="float">
            <text:p>34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TC <text:a xlink:href="mailto:R@25" xlink:type="simple">R@25</text:a></text:p>
          </table:table-cell>
          <table:table-cell office:value-type="float" office:value="370000" calcext:value-type="float">
            <text:p>37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 table:number-columns-repeated="2"/>
          <table:table-cell table:style-name="ce2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heck calculated NTC to original table</text:p>
          </table:table-cell>
          <table:table-cell table:number-columns-repeated="16382"/>
        </table:table-row>
        <table:table-row table:style-name="ro1">
          <table:table-cell table:number-columns-repeated="3"/>
          <table:table-cell office:value-type="string" calcext:value-type="string">
            <text:p>Gap</text:p>
          </table:table-cell>
          <table:table-cell office:value-type="string" calcext:value-type="string">
            <text:p>Difference in ADC from original</text:p>
          </table:table-cell>
          <table:table-cell office:value-type="string" calcext:value-type="string">
            <text:p>Difference in gap</text:p>
          </table:table-cell>
          <table:table-cell table:number-columns-repeated="16378"/>
        </table:table-row>
        <table:table-row table:style-name="ro1">
          <table:table-cell table:formula="of:=[.C30]/8" office:value-type="float" office:value="160" calcext:value-type="float">
            <text:p>160</text:p>
          </table:table-cell>
          <table:table-cell office:value-type="float" office:value="956" calcext:value-type="float">
            <text:p>956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[.B30]-[.B3]" office:value-type="float" office:value="328" calcext:value-type="float">
            <text:p>328</text:p>
          </table:table-cell>
          <table:table-cell table:number-columns-repeated="16379"/>
        </table:table-row>
        <table:table-row table:style-name="ro1">
          <table:table-cell table:formula="of:=[.C31]/8" office:value-type="float" office:value="150" calcext:value-type="float">
            <text:p>150</text:p>
          </table:table-cell>
          <table:table-cell office:value-type="float" office:value="1101" calcext:value-type="float">
            <text:p>1101</text:p>
          </table:table-cell>
          <table:table-cell office:value-type="float" office:value="1200" calcext:value-type="float">
            <text:p>1200</text:p>
          </table:table-cell>
          <table:table-cell table:formula="of:=[.B31]-[.B30]" office:value-type="float" office:value="145" calcext:value-type="float">
            <text:p>145</text:p>
          </table:table-cell>
          <table:table-cell table:formula="of:=[.B31]-[.B4]" office:value-type="float" office:value="242" calcext:value-type="float">
            <text:p>242</text:p>
          </table:table-cell>
          <table:table-cell table:formula="of:=[.D31]-[.D4]" office:value-type="float" office:value="-86" calcext:value-type="float">
            <text:p>-86</text:p>
          </table:table-cell>
          <table:table-cell table:number-columns-repeated="16378"/>
        </table:table-row>
        <table:table-row table:style-name="ro1">
          <table:table-cell table:formula="of:=[.C32]/8" office:value-type="float" office:value="140" calcext:value-type="float">
            <text:p>140</text:p>
          </table:table-cell>
          <table:table-cell office:value-type="float" office:value="1266" calcext:value-type="float">
            <text:p>1266</text:p>
          </table:table-cell>
          <table:table-cell office:value-type="float" office:value="1120" calcext:value-type="float">
            <text:p>1120</text:p>
          </table:table-cell>
          <table:table-cell table:formula="of:=[.B32]-[.B31]" office:value-type="float" office:value="165" calcext:value-type="float">
            <text:p>165</text:p>
          </table:table-cell>
          <table:table-cell table:formula="of:=[.B32]-[.B5]" office:value-type="float" office:value="153" calcext:value-type="float">
            <text:p>153</text:p>
          </table:table-cell>
          <table:table-cell table:formula="of:=[.D32]-[.D5]" office:value-type="float" office:value="-89" calcext:value-type="float">
            <text:p>-89</text:p>
          </table:table-cell>
          <table:table-cell table:number-columns-repeated="16378"/>
        </table:table-row>
        <table:table-row table:style-name="ro1">
          <table:table-cell table:formula="of:=[.C33]/8" office:value-type="float" office:value="130" calcext:value-type="float">
            <text:p>130</text:p>
          </table:table-cell>
          <table:table-cell office:value-type="float" office:value="1454" calcext:value-type="float">
            <text:p>1454</text:p>
          </table:table-cell>
          <table:table-cell office:value-type="float" office:value="1040" calcext:value-type="float">
            <text:p>1040</text:p>
          </table:table-cell>
          <table:table-cell table:formula="of:=[.B33]-[.B32]" office:value-type="float" office:value="188" calcext:value-type="float">
            <text:p>188</text:p>
          </table:table-cell>
          <table:table-cell table:formula="of:=[.B33]-[.B6]" office:value-type="float" office:value="72" calcext:value-type="float">
            <text:p>72</text:p>
          </table:table-cell>
          <table:table-cell table:formula="of:=[.D33]-[.D6]" office:value-type="float" office:value="-81" calcext:value-type="float">
            <text:p>-81</text:p>
          </table:table-cell>
          <table:table-cell table:number-columns-repeated="16378"/>
        </table:table-row>
        <table:table-row table:style-name="ro1">
          <table:table-cell table:formula="of:=[.C34]/8" office:value-type="float" office:value="120" calcext:value-type="float">
            <text:p>120</text:p>
          </table:table-cell>
          <table:table-cell office:value-type="float" office:value="1664" calcext:value-type="float">
            <text:p>1664</text:p>
          </table:table-cell>
          <table:table-cell office:value-type="float" office:value="960" calcext:value-type="float">
            <text:p>960</text:p>
          </table:table-cell>
          <table:table-cell table:formula="of:=[.B34]-[.B33]" office:value-type="float" office:value="210" calcext:value-type="float">
            <text:p>210</text:p>
          </table:table-cell>
          <table:table-cell table:formula="of:=[.B34]-[.B7]" office:value-type="float" office:value="4" calcext:value-type="float">
            <text:p>4</text:p>
          </table:table-cell>
          <table:table-cell table:formula="of:=[.D34]-[.D7]" office:value-type="float" office:value="-68" calcext:value-type="float">
            <text:p>-68</text:p>
          </table:table-cell>
          <table:table-cell table:number-columns-repeated="16378"/>
        </table:table-row>
        <table:table-row table:style-name="ro1">
          <table:table-cell table:formula="of:=[.C35]/8" office:value-type="float" office:value="110" calcext:value-type="float">
            <text:p>110</text:p>
          </table:table-cell>
          <table:table-cell office:value-type="float" office:value="1895" calcext:value-type="float">
            <text:p>1895</text:p>
          </table:table-cell>
          <table:table-cell office:value-type="float" office:value="880" calcext:value-type="float">
            <text:p>880</text:p>
          </table:table-cell>
          <table:table-cell table:formula="of:=[.B35]-[.B34]" office:value-type="float" office:value="231" calcext:value-type="float">
            <text:p>231</text:p>
          </table:table-cell>
          <table:table-cell table:formula="of:=[.B35]-[.B8]" office:value-type="float" office:value="-43" calcext:value-type="float">
            <text:p>-43</text:p>
          </table:table-cell>
          <table:table-cell table:formula="of:=[.D35]-[.D8]" office:value-type="float" office:value="-47" calcext:value-type="float">
            <text:p>-47</text:p>
          </table:table-cell>
          <table:table-cell table:number-columns-repeated="16378"/>
        </table:table-row>
        <table:table-row table:style-name="ro1">
          <table:table-cell table:formula="of:=[.C36]/8" office:value-type="float" office:value="100" calcext:value-type="float">
            <text:p>100</text:p>
          </table:table-cell>
          <table:table-cell office:value-type="float" office:value="2141" calcext:value-type="float">
            <text:p>2141</text:p>
          </table:table-cell>
          <table:table-cell office:value-type="float" office:value="800" calcext:value-type="float">
            <text:p>800</text:p>
          </table:table-cell>
          <table:table-cell table:formula="of:=[.B36]-[.B35]" office:value-type="float" office:value="246" calcext:value-type="float">
            <text:p>246</text:p>
          </table:table-cell>
          <table:table-cell table:formula="of:=[.B36]-[.B9]" office:value-type="float" office:value="-70" calcext:value-type="float">
            <text:p>-70</text:p>
          </table:table-cell>
          <table:table-cell table:formula="of:=[.D36]-[.D9]" office:value-type="float" office:value="-27" calcext:value-type="float">
            <text:p>-27</text:p>
          </table:table-cell>
          <table:table-cell table:number-columns-repeated="16378"/>
        </table:table-row>
        <table:table-row table:style-name="ro1">
          <table:table-cell table:formula="of:=[.C37]/8" office:value-type="float" office:value="90" calcext:value-type="float">
            <text:p>90</text:p>
          </table:table-cell>
          <table:table-cell office:value-type="float" office:value="2399" calcext:value-type="float">
            <text:p>2399</text:p>
          </table:table-cell>
          <table:table-cell office:value-type="float" office:value="720" calcext:value-type="float">
            <text:p>720</text:p>
          </table:table-cell>
          <table:table-cell table:formula="of:=[.B37]-[.B36]" office:value-type="float" office:value="258" calcext:value-type="float">
            <text:p>258</text:p>
          </table:table-cell>
          <table:table-cell table:formula="of:=[.B37]-[.B10]" office:value-type="float" office:value="-74" calcext:value-type="float">
            <text:p>-74</text:p>
          </table:table-cell>
          <table:table-cell table:formula="of:=[.D37]-[.D10]" office:value-type="float" office:value="-4" calcext:value-type="float">
            <text:p>-4</text:p>
          </table:table-cell>
          <table:table-cell table:number-columns-repeated="16378"/>
        </table:table-row>
        <table:table-row table:style-name="ro1">
          <table:table-cell table:style-name="ce1" table:formula="of:=[.C38]/8" office:value-type="float" office:value="80" calcext:value-type="float">
            <text:p>80</text:p>
          </table:table-cell>
          <table:table-cell table:style-name="ce1" office:value-type="float" office:value="2658" calcext:value-type="float">
            <text:p>2658</text:p>
          </table:table-cell>
          <table:table-cell table:style-name="ce1" office:value-type="float" office:value="640" calcext:value-type="float">
            <text:p>640</text:p>
          </table:table-cell>
          <table:table-cell table:style-name="ce1" table:formula="of:=[.B38]-[.B37]" office:value-type="float" office:value="259" calcext:value-type="float">
            <text:p>259</text:p>
          </table:table-cell>
          <table:table-cell table:style-name="ce1" table:formula="of:=[.B38]-[.B11]" office:value-type="float" office:value="-60" calcext:value-type="float">
            <text:p>-60</text:p>
          </table:table-cell>
          <table:table-cell table:style-name="ce1" table:formula="of:=[.D38]-[.D11]" office:value-type="float" office:value="14" calcext:value-type="float">
            <text:p>14</text:p>
          </table:table-cell>
          <table:table-cell table:style-name="ce1" table:number-columns-repeated="16378"/>
        </table:table-row>
        <table:table-row table:style-name="ro1">
          <table:table-cell table:style-name="ce1" table:formula="of:=[.C39]/8" office:value-type="float" office:value="70" calcext:value-type="float">
            <text:p>70</text:p>
          </table:table-cell>
          <table:table-cell table:style-name="ce1" office:value-type="float" office:value="2912" calcext:value-type="float">
            <text:p>2912</text:p>
          </table:table-cell>
          <table:table-cell table:style-name="ce1" office:value-type="float" office:value="560" calcext:value-type="float">
            <text:p>560</text:p>
          </table:table-cell>
          <table:table-cell table:style-name="ce1" table:formula="of:=[.B39]-[.B38]" office:value-type="float" office:value="254" calcext:value-type="float">
            <text:p>254</text:p>
          </table:table-cell>
          <table:table-cell table:style-name="ce1" table:formula="of:=[.B39]-[.B12]" office:value-type="float" office:value="-33" calcext:value-type="float">
            <text:p>-33</text:p>
          </table:table-cell>
          <table:table-cell table:style-name="ce1" table:formula="of:=[.D39]-[.D12]" office:value-type="float" office:value="27" calcext:value-type="float">
            <text:p>27</text:p>
          </table:table-cell>
          <table:table-cell table:style-name="ce1" table:number-columns-repeated="16378"/>
        </table:table-row>
        <table:table-row table:style-name="ro1">
          <table:table-cell table:style-name="ce1" table:formula="of:=[.C40]/8" office:value-type="float" office:value="60" calcext:value-type="float">
            <text:p>60</text:p>
          </table:table-cell>
          <table:table-cell table:style-name="ce1" office:value-type="float" office:value="3149" calcext:value-type="float">
            <text:p>3149</text:p>
          </table:table-cell>
          <table:table-cell table:style-name="ce1" office:value-type="float" office:value="480" calcext:value-type="float">
            <text:p>480</text:p>
          </table:table-cell>
          <table:table-cell table:style-name="ce1" table:formula="of:=[.B40]-[.B39]" office:value-type="float" office:value="237" calcext:value-type="float">
            <text:p>237</text:p>
          </table:table-cell>
          <table:table-cell table:style-name="ce1" table:formula="of:=[.B40]-[.B13]" office:value-type="float" office:value="1" calcext:value-type="float">
            <text:p>1</text:p>
          </table:table-cell>
          <table:table-cell table:style-name="ce1" table:formula="of:=[.D40]-[.D13]" office:value-type="float" office:value="34" calcext:value-type="float">
            <text:p>34</text:p>
          </table:table-cell>
          <table:table-cell table:style-name="ce1" table:number-columns-repeated="16378"/>
        </table:table-row>
        <table:table-row table:style-name="ro1">
          <table:table-cell table:formula="of:=[.C41]/8" office:value-type="float" office:value="50" calcext:value-type="float">
            <text:p>50</text:p>
          </table:table-cell>
          <table:table-cell office:value-type="float" office:value="3362" calcext:value-type="float">
            <text:p>3362</text:p>
          </table:table-cell>
          <table:table-cell office:value-type="float" office:value="400" calcext:value-type="float">
            <text:p>400</text:p>
          </table:table-cell>
          <table:table-cell table:formula="of:=[.B41]-[.B40]" office:value-type="float" office:value="213" calcext:value-type="float">
            <text:p>213</text:p>
          </table:table-cell>
          <table:table-cell table:formula="of:=[.B41]-[.B14]" office:value-type="float" office:value="34" calcext:value-type="float">
            <text:p>34</text:p>
          </table:table-cell>
          <table:table-cell table:formula="of:=[.D41]-[.D14]"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table:formula="of:=[.C42]/8" office:value-type="float" office:value="40" calcext:value-type="float">
            <text:p>40</text:p>
          </table:table-cell>
          <table:table-cell office:value-type="float" office:value="3546" calcext:value-type="float">
            <text:p>3546</text:p>
          </table:table-cell>
          <table:table-cell office:value-type="float" office:value="320" calcext:value-type="float">
            <text:p>320</text:p>
          </table:table-cell>
          <table:table-cell table:formula="of:=[.B42]-[.B41]" office:value-type="float" office:value="184" calcext:value-type="float">
            <text:p>184</text:p>
          </table:table-cell>
          <table:table-cell table:formula="of:=[.B42]-[.B15]" office:value-type="float" office:value="64" calcext:value-type="float">
            <text:p>64</text:p>
          </table:table-cell>
          <table:table-cell table:formula="of:=[.D42]-[.D15]" office:value-type="float" office:value="30" calcext:value-type="float">
            <text:p>30</text:p>
          </table:table-cell>
          <table:table-cell table:number-columns-repeated="16378"/>
        </table:table-row>
        <table:table-row table:style-name="ro1">
          <table:table-cell table:style-name="ce1" table:formula="of:=[.C43]/8" office:value-type="float" office:value="30" calcext:value-type="float">
            <text:p>30</text:p>
          </table:table-cell>
          <table:table-cell table:style-name="ce1" office:value-type="float" office:value="3697" calcext:value-type="float">
            <text:p>3697</text:p>
          </table:table-cell>
          <table:table-cell table:style-name="ce1" office:value-type="float" office:value="240" calcext:value-type="float">
            <text:p>240</text:p>
          </table:table-cell>
          <table:table-cell table:style-name="ce1" table:formula="of:=[.B43]-[.B42]" office:value-type="float" office:value="151" calcext:value-type="float">
            <text:p>151</text:p>
          </table:table-cell>
          <table:table-cell table:style-name="ce1" table:formula="of:=[.B43]-[.B16]" office:value-type="float" office:value="84" calcext:value-type="float">
            <text:p>84</text:p>
          </table:table-cell>
          <table:table-cell table:style-name="ce1" table:formula="of:=[.D43]-[.D16]" office:value-type="float" office:value="20" calcext:value-type="float">
            <text:p>20</text:p>
          </table:table-cell>
          <table:table-cell table:style-name="ce1" table:number-columns-repeated="16378"/>
        </table:table-row>
        <table:table-row table:style-name="ro1">
          <table:table-cell table:style-name="ce1" table:formula="of:=[.C44]/8" office:value-type="float" office:value="20" calcext:value-type="float">
            <text:p>20</text:p>
          </table:table-cell>
          <table:table-cell table:style-name="ce1" office:value-type="float" office:value="3817" calcext:value-type="float">
            <text:p>3817</text:p>
          </table:table-cell>
          <table:table-cell table:style-name="ce1" office:value-type="float" office:value="160" calcext:value-type="float">
            <text:p>160</text:p>
          </table:table-cell>
          <table:table-cell table:style-name="ce1" table:formula="of:=[.B44]-[.B43]" office:value-type="float" office:value="120" calcext:value-type="float">
            <text:p>120</text:p>
          </table:table-cell>
          <table:table-cell table:style-name="ce1" table:formula="of:=[.B44]-[.B17]" office:value-type="float" office:value="95" calcext:value-type="float">
            <text:p>95</text:p>
          </table:table-cell>
          <table:table-cell table:style-name="ce1" table:formula="of:=[.D44]-[.D17]" office:value-type="float" office:value="11" calcext:value-type="float">
            <text:p>11</text:p>
          </table:table-cell>
          <table:table-cell table:style-name="ce1" table:number-columns-repeated="16378"/>
        </table:table-row>
        <table:table-row table:style-name="ro1">
          <table:table-cell table:formula="of:=[.C45]/8" office:value-type="float" office:value="10" calcext:value-type="float">
            <text:p>10</text:p>
          </table:table-cell>
          <table:table-cell office:value-type="float" office:value="3907" calcext:value-type="float">
            <text:p>3907</text:p>
          </table:table-cell>
          <table:table-cell office:value-type="float" office:value="80" calcext:value-type="float">
            <text:p>80</text:p>
          </table:table-cell>
          <table:table-cell table:formula="of:=[.B45]-[.B44]" office:value-type="float" office:value="90" calcext:value-type="float">
            <text:p>90</text:p>
          </table:table-cell>
          <table:table-cell table:formula="of:=[.B45]-[.B18]" office:value-type="float" office:value="92" calcext:value-type="float">
            <text:p>92</text:p>
          </table:table-cell>
          <table:table-cell table:formula="of:=[.D45]-[.D18]" office:value-type="float" office:value="-3" calcext:value-type="float">
            <text:p>-3</text:p>
          </table:table-cell>
          <table:table-cell table:number-columns-repeated="16378"/>
        </table:table-row>
        <table:table-row table:style-name="ro1">
          <table:table-cell table:formula="of:=[.C46]/8" office:value-type="float" office:value="0" calcext:value-type="float">
            <text:p>0</text:p>
          </table:table-cell>
          <table:table-cell office:value-type="float" office:value="3973" calcext:value-type="float">
            <text:p>3973</text:p>
          </table:table-cell>
          <table:table-cell office:value-type="float" office:value="0" calcext:value-type="float">
            <text:p>0</text:p>
          </table:table-cell>
          <table:table-cell table:formula="of:=[.B46]-[.B45]" office:value-type="float" office:value="66" calcext:value-type="float">
            <text:p>66</text:p>
          </table:table-cell>
          <table:table-cell table:formula="of:=[.B46]-[.B19]" office:value-type="float" office:value="78" calcext:value-type="float">
            <text:p>78</text:p>
          </table:table-cell>
          <table:table-cell table:formula="of:=[.D46]-[.D19]" office:value-type="float" office:value="-14" calcext:value-type="float">
            <text:p>-14</text:p>
          </table:table-cell>
          <table:table-cell table:number-columns-repeated="16378"/>
        </table:table-row>
        <table:table-row table:style-name="ro1">
          <table:table-cell table:formula="of:=[.C47]/8" office:value-type="float" office:value="-10" calcext:value-type="float">
            <text:p>-10</text:p>
          </table:table-cell>
          <table:table-cell office:value-type="float" office:value="4019" calcext:value-type="float">
            <text:p>4019</text:p>
          </table:table-cell>
          <table:table-cell office:value-type="float" office:value="-80" calcext:value-type="float">
            <text:p>-80</text:p>
          </table:table-cell>
          <table:table-cell table:formula="of:=[.B47]-[.B46]" office:value-type="float" office:value="46" calcext:value-type="float">
            <text:p>46</text:p>
          </table:table-cell>
          <table:table-cell table:formula="of:=[.B47]-[.B20]" office:value-type="float" office:value="47" calcext:value-type="float">
            <text:p>47</text:p>
          </table:table-cell>
          <table:table-cell table:formula="of:=[.D47]-[.D20]" office:value-type="float" office:value="-31" calcext:value-type="float">
            <text:p>-31</text:p>
          </table:table-cell>
          <table:table-cell table:number-columns-repeated="16378"/>
        </table:table-row>
        <table:table-row table:style-name="ro1">
          <table:table-cell table:formula="of:=[.C48]/8" office:value-type="float" office:value="-20" calcext:value-type="float">
            <text:p>-20</text:p>
          </table:table-cell>
          <table:table-cell office:value-type="float" office:value="4050" calcext:value-type="float">
            <text:p>4050</text:p>
          </table:table-cell>
          <table:table-cell office:value-type="float" office:value="-160" calcext:value-type="float">
            <text:p>-160</text:p>
          </table:table-cell>
          <table:table-cell table:formula="of:=[.B48]-[.B47]" office:value-type="float" office:value="31" calcext:value-type="float">
            <text:p>31</text:p>
          </table:table-cell>
          <table:table-cell table:formula="of:=[.B48]-[.B21]" office:value-type="float" office:value="-5" calcext:value-type="float">
            <text:p>-5</text:p>
          </table:table-cell>
          <table:table-cell table:formula="of:=[.D48]-[.D21]" office:value-type="float" office:value="-52" calcext:value-type="float">
            <text:p>-52</text:p>
          </table:table-cell>
          <table:table-cell table:number-columns-repeated="16378"/>
        </table:table-row>
      </table:table>
      <table:table table:name="420K_B3750" table:style-name="ta1">
        <table:shapes>
          <draw:frame draw:z-index="0" draw:name="embedded object (OLE) 7" draw:style-name="gr1" draw:text-style-name="P1" svg:width="4.179cm" svg:height="1.045cm" svg:x="9.483cm" svg:y="0.039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name="embedded object (OLE) 9" draw:style-name="gr1" draw:text-style-name="P1" svg:width="3.982cm" svg:height="1.045cm" svg:x="14.313cm" svg:y="0.04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upposed stock NTC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Suspect R2</text:p>
          </table:table-cell>
          <table:table-cell table:formula="of:=[$Sheet1.B24]"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Per 420k B3750</text:p>
          </table:table-cell>
          <table:table-cell table:number-columns-repeated="5"/>
          <table:table-cell table:style-name="ce3"/>
          <table:table-cell table:number-columns-repeated="2"/>
          <table:table-cell office:value-type="string" calcext:value-type="string">
            <text:p>ADC Steps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R@</text:p>
          </table:table-cell>
          <table:table-cell office:value-type="string" calcext:value-type="string">
            <text:p>R (ohms)</text:p>
          </table:table-cell>
          <table:table-cell office:value-type="string" calcext:value-type="string">
            <text:p>Temp Table ADC</text:p>
          </table:table-cell>
          <table:table-cell table:number-columns-repeated="2"/>
          <table:table-cell office:value-type="string" calcext:value-type="string">
            <text:p>R2tot</text:p>
          </table:table-cell>
          <table:table-cell office:value-type="string" calcext:value-type="string">
            <text:p>R1 values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Ratio incorrect</text:p>
          </table:table-cell>
          <table:table-cell office:value-type="string" calcext:value-type="string">
            <text:p>Input Voltage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928625.30675514" calcext:value-type="float">
            <text:p>3928625.30675514</text:p>
          </table:table-cell>
          <table:table-cell office:value-type="float" office:value="4055" calcext:value-type="float">
            <text:p>4055</text:p>
          </table:table-cell>
          <table:table-cell table:number-columns-repeated="2"/>
          <table:table-cell table:formula="of:=1/((1/[.B5]) + (1/[.$K$2]))" office:value-type="float" office:value="3780118.61040154" calcext:value-type="float">
            <text:p>3780118.61040154</text:p>
          </table:table-cell>
          <table:table-cell table:formula="of:=[.F5]*(([.$K$4]-[.C5])/[.C5])" office:value-type="float" office:value="37288.4696463778" calcext:value-type="float">
            <text:p>37288.4696463778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237513.74702251" calcext:value-type="float">
            <text:p>2237513.74702251</text:p>
          </table:table-cell>
          <table:table-cell office:value-type="float" office:value="3972" calcext:value-type="float">
            <text:p>3972</text:p>
          </table:table-cell>
          <table:table-cell table:number-columns-repeated="2"/>
          <table:table-cell table:formula="of:=1/((1/[.B6]) + (1/[.$K$2]))" office:value-type="float" office:value="2188544.75721997" calcext:value-type="float">
            <text:p>2188544.75721997</text:p>
          </table:table-cell>
          <table:table-cell table:formula="of:=[.F6]*(([.$K$4]-[.C6])/[.C6])" office:value-type="float" office:value="67772.1563791683" calcext:value-type="float">
            <text:p>67772.1563791683</text:p>
          </table:table-cell>
          <table:table-cell table:formula="of:=[.G6]-[.G5]" office:value-type="float" office:value="30483.6867327906" calcext:value-type="float">
            <text:p>30483.686732790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7979.06350137" calcext:value-type="float">
            <text:p>1327979.06350137</text:p>
          </table:table-cell>
          <table:table-cell office:value-type="float" office:value="3895" calcext:value-type="float">
            <text:p>3895</text:p>
          </table:table-cell>
          <table:table-cell table:number-columns-repeated="2"/>
          <table:table-cell table:formula="of:=1/((1/[.B7]) + (1/[.$K$2]))" office:value-type="float" office:value="1310574.90317569" calcext:value-type="float">
            <text:p>1310574.90317569</text:p>
          </table:table-cell>
          <table:table-cell table:formula="of:=[.F7]*(([.$K$4]-[.C7])/[.C7])" office:value-type="float" office:value="67295.2453492012" calcext:value-type="float">
            <text:p>67295.2453492012</text:p>
          </table:table-cell>
          <table:table-cell table:formula="of:=[.G7]-[.G6]" office:value-type="float" office:value="-476.91102996713" calcext:value-type="float">
            <text:p>-476.91102996713</text:p>
          </table:table-cell>
          <table:table-cell table:formula="of:=[.H6]/[.H7]" office:value-type="float" office:value="-63.9190222438168" calcext:value-type="float">
            <text:p>-63.919022243816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7750.07466343" calcext:value-type="float">
            <text:p>817750.07466343</text:p>
          </table:table-cell>
          <table:table-cell office:value-type="float" office:value="3815" calcext:value-type="float">
            <text:p>3815</text:p>
          </table:table-cell>
          <table:table-cell table:number-columns-repeated="2"/>
          <table:table-cell table:formula="of:=1/((1/[.B8]) + (1/[.$K$2]))" office:value-type="float" office:value="811117.16345368" calcext:value-type="float">
            <text:p>811117.16345368</text:p>
          </table:table-cell>
          <table:table-cell table:formula="of:=[.F8]*(([.$K$4]-[.C8])/[.C8])" office:value-type="float" office:value="59531.5349323802" calcext:value-type="float">
            <text:p>59531.5349323802</text:p>
          </table:table-cell>
          <table:table-cell table:formula="of:=[.G8]-[.G7]" office:value-type="float" office:value="-7763.71041682104" calcext:value-type="float">
            <text:p>-7763.71041682104</text:p>
          </table:table-cell>
          <table:table-cell table:formula="of:=[.H7]/[.H8]" office:value-type="float" office:value="0.061428235258987" calcext:value-type="float">
            <text:p>0.06142823525898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0494.3557224" calcext:value-type="float">
            <text:p>520494.3557224</text:p>
          </table:table-cell>
          <table:table-cell office:value-type="float" office:value="3722" calcext:value-type="float">
            <text:p>3722</text:p>
          </table:table-cell>
          <table:table-cell table:number-columns-repeated="2"/>
          <table:table-cell table:formula="of:=1/((1/[.B9]) + (1/[.$K$2]))" office:value-type="float" office:value="517799.239904723" calcext:value-type="float">
            <text:p>517799.239904723</text:p>
          </table:table-cell>
          <table:table-cell table:formula="of:=[.F9]*(([.$K$4]-[.C9])/[.C9])" office:value-type="float" office:value="51891.2188297855" calcext:value-type="float">
            <text:p>51891.2188297855</text:p>
          </table:table-cell>
          <table:table-cell table:formula="of:=[.G9]-[.G8]" office:value-type="float" office:value="-7640.3161025947" calcext:value-type="float">
            <text:p>-7640.3161025947</text:p>
          </table:table-cell>
          <table:table-cell table:formula="of:=[.H8]/[.H9]" office:value-type="float" office:value="1.01615042003098" calcext:value-type="float">
            <text:p>1.0161504200309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1315.36920783" calcext:value-type="float">
            <text:p>341315.36920783</text:p>
          </table:table-cell>
          <table:table-cell office:value-type="float" office:value="3613" calcext:value-type="float">
            <text:p>3613</text:p>
          </table:table-cell>
          <table:table-cell table:number-columns-repeated="2"/>
          <table:table-cell table:formula="of:=1/((1/[.B10]) + (1/[.$K$2]))" office:value-type="float" office:value="340154.37006377" calcext:value-type="float">
            <text:p>340154.37006377</text:p>
          </table:table-cell>
          <table:table-cell table:formula="of:=[.F10]*(([.$K$4]-[.C10])/[.C10])" office:value-type="float" office:value="45379.0219680978" calcext:value-type="float">
            <text:p>45379.0219680978</text:p>
          </table:table-cell>
          <table:table-cell table:formula="of:=[.G10]-[.G9]" office:value-type="float" office:value="-6512.19686168769" calcext:value-type="float">
            <text:p>-6512.19686168769</text:p>
          </table:table-cell>
          <table:table-cell table:formula="of:=[.H9]/[.H10]" office:value-type="float" office:value="1.17323174726856" calcext:value-type="float">
            <text:p>1.1732317472685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9932.29367556" calcext:value-type="float">
            <text:p>229932.29367556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table:formula="of:=1/((1/[.B11]) + (1/[.$K$2]))" office:value-type="float" office:value="229404.817915924" calcext:value-type="float">
            <text:p>229404.817915924</text:p>
          </table:table-cell>
          <table:table-cell table:formula="of:=[.F11]*(([.$K$4]-[.C11])/[.C11])" office:value-type="float" office:value="40386.3163074271" calcext:value-type="float">
            <text:p>40386.3163074271</text:p>
          </table:table-cell>
          <table:table-cell table:formula="of:=[.G11]-[.G10]" office:value-type="float" office:value="-4992.70566067065" calcext:value-type="float">
            <text:p>-4992.70566067065</text:p>
          </table:table-cell>
          <table:table-cell table:formula="of:=[.H10]/[.H11]" office:value-type="float" office:value="1.30434223531073" calcext:value-type="float">
            <text:p>1.3043422353107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8731.02560958" calcext:value-type="float">
            <text:p>158731.02560958</text:p>
          </table:table-cell>
          <table:table-cell office:value-type="float" office:value="3328" calcext:value-type="float">
            <text:p>3328</text:p>
          </table:table-cell>
          <table:table-cell table:number-columns-repeated="2"/>
          <table:table-cell table:formula="of:=1/((1/[.B12]) + (1/[.$K$2]))" office:value-type="float" office:value="158479.469522227" calcext:value-type="float">
            <text:p>158479.469522227</text:p>
          </table:table-cell>
          <table:table-cell table:formula="of:=[.F12]*(([.$K$4]-[.C12])/[.C12])" office:value-type="float" office:value="36524.5652414507" calcext:value-type="float">
            <text:p>36524.5652414507</text:p>
          </table:table-cell>
          <table:table-cell table:formula="of:=[.G12]-[.G11]" office:value-type="float" office:value="-3861.75106597642" calcext:value-type="float">
            <text:p>-3861.75106597642</text:p>
          </table:table-cell>
          <table:table-cell table:formula="of:=[.H11]/[.H12]" office:value-type="float" office:value="1.29286056386658" calcext:value-type="float">
            <text:p>1.2928605638665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2043.14117857" calcext:value-type="float">
            <text:p>112043.14117857</text:p>
          </table:table-cell>
          <table:table-cell office:value-type="float" office:value="3148" calcext:value-type="float">
            <text:p>3148</text:p>
          </table:table-cell>
          <table:table-cell table:number-columns-repeated="2"/>
          <table:table-cell table:formula="of:=1/((1/[.B13]) + (1/[.$K$2]))" office:value-type="float" office:value="111917.745021512" calcext:value-type="float">
            <text:p>111917.745021512</text:p>
          </table:table-cell>
          <table:table-cell table:formula="of:=[.F13]*(([.$K$4]-[.C13])/[.C13])" office:value-type="float" office:value="33667.7587469414" calcext:value-type="float">
            <text:p>33667.7587469414</text:p>
          </table:table-cell>
          <table:table-cell table:formula="of:=[.G13]-[.G12]" office:value-type="float" office:value="-2856.8064945093" calcext:value-type="float">
            <text:p>-2856.8064945093</text:p>
          </table:table-cell>
          <table:table-cell table:formula="of:=[.H12]/[.H13]" office:value-type="float" office:value="1.35177201304974" calcext:value-type="float">
            <text:p>1.3517720130497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709.68710163" calcext:value-type="float">
            <text:p>80709.68710163</text:p>
          </table:table-cell>
          <table:table-cell office:value-type="float" office:value="2945" calcext:value-type="float">
            <text:p>2945</text:p>
          </table:table-cell>
          <table:table-cell table:number-columns-repeated="2"/>
          <table:table-cell table:formula="of:=1/((1/[.B14]) + (1/[.$K$2]))" office:value-type="float" office:value="80644.5990980336" calcext:value-type="float">
            <text:p>80644.5990980336</text:p>
          </table:table-cell>
          <table:table-cell table:formula="of:=[.F14]*(([.$K$4]-[.C14])/[.C14])" office:value-type="float" office:value="31491.0998175683" calcext:value-type="float">
            <text:p>31491.0998175683</text:p>
          </table:table-cell>
          <table:table-cell table:formula="of:=[.G14]-[.G13]" office:value-type="float" office:value="-2176.65892937311" calcext:value-type="float">
            <text:p>-2176.65892937311</text:p>
          </table:table-cell>
          <table:table-cell table:formula="of:=[.H13]/[.H14]" office:value-type="float" office:value="1.31247319272574" calcext:value-type="float">
            <text:p>1.3124731927257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9228.9439321" calcext:value-type="float">
            <text:p>59228.9439321</text:p>
          </table:table-cell>
          <table:table-cell office:value-type="float" office:value="2718" calcext:value-type="float">
            <text:p>2718</text:p>
          </table:table-cell>
          <table:table-cell table:number-columns-repeated="2"/>
          <table:table-cell table:formula="of:=1/((1/[.B15]) + (1/[.$K$2]))" office:value-type="float" office:value="59193.8840197227" calcext:value-type="float">
            <text:p>59193.8840197227</text:p>
          </table:table-cell>
          <table:table-cell table:formula="of:=[.F15]*(([.$K$4]-[.C15])/[.C15])" office:value-type="float" office:value="29988.9544868132" calcext:value-type="float">
            <text:p>29988.9544868132</text:p>
          </table:table-cell>
          <table:table-cell table:formula="of:=[.G15]-[.G14]" office:value-type="float" office:value="-1502.14533075513" calcext:value-type="float">
            <text:p>-1502.14533075513</text:p>
          </table:table-cell>
          <table:table-cell table:formula="of:=[.H14]/[.H15]" office:value-type="float" office:value="1.44903351547143" calcext:value-type="float">
            <text:p>1.4490335154714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4212.36595882" calcext:value-type="float">
            <text:p>44212.36595882</text:p>
          </table:table-cell>
          <table:table-cell office:value-type="float" office:value="2473" calcext:value-type="float">
            <text:p>2473</text:p>
          </table:table-cell>
          <table:table-cell table:number-columns-repeated="2"/>
          <table:table-cell table:formula="of:=1/((1/[.B16]) + (1/[.$K$2]))" office:value-type="float" office:value="44192.8272643024" calcext:value-type="float">
            <text:p>44192.8272643024</text:p>
          </table:table-cell>
          <table:table-cell table:formula="of:=[.F16]*(([.$K$4]-[.C16])/[.C16])" office:value-type="float" office:value="28985.3480884345" calcext:value-type="float">
            <text:p>28985.3480884345</text:p>
          </table:table-cell>
          <table:table-cell table:formula="of:=[.G16]-[.G15]" office:value-type="float" office:value="-1003.6063983787" calcext:value-type="float">
            <text:p>-1003.6063983787</text:p>
          </table:table-cell>
          <table:table-cell table:formula="of:=[.H15]/[.H16]" office:value-type="float" office:value="1.49674746313077" calcext:value-type="float">
            <text:p>1.4967474631307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524.31508404" calcext:value-type="float">
            <text:p>33524.31508404</text:p>
          </table:table-cell>
          <table:table-cell office:value-type="float" office:value="2211" calcext:value-type="float">
            <text:p>2211</text:p>
          </table:table-cell>
          <table:table-cell table:number-columns-repeated="2"/>
          <table:table-cell table:formula="of:=1/((1/[.B17]) + (1/[.$K$2]))" office:value-type="float" office:value="33513.0800534885" calcext:value-type="float">
            <text:p>33513.0800534885</text:p>
          </table:table-cell>
          <table:table-cell table:formula="of:=[.F17]*(([.$K$4]-[.C17])/[.C17])" office:value-type="float" office:value="28556.6000998518" calcext:value-type="float">
            <text:p>28556.6000998518</text:p>
          </table:table-cell>
          <table:table-cell table:formula="of:=[.G17]-[.G16]" office:value-type="float" office:value="-428.747988582665" calcext:value-type="float">
            <text:p>-428.747988582665</text:p>
          </table:table-cell>
          <table:table-cell table:formula="of:=[.H16]/[.H17]" office:value-type="float" office:value="2.3407839222672" calcext:value-type="float">
            <text:p>2.340783922267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789.89257472" calcext:value-type="float">
            <text:p>25789.89257472</text:p>
          </table:table-cell>
          <table:table-cell office:value-type="float" office:value="1938" calcext:value-type="float">
            <text:p>1938</text:p>
          </table:table-cell>
          <table:table-cell table:number-columns-repeated="2"/>
          <table:table-cell table:formula="of:=1/((1/[.B18]) + (1/[.$K$2]))" office:value-type="float" office:value="25783.2431040212" calcext:value-type="float">
            <text:p>25783.2431040212</text:p>
          </table:table-cell>
          <table:table-cell table:formula="of:=[.F18]*(([.$K$4]-[.C18])/[.C18])" office:value-type="float" office:value="28696.8293990576" calcext:value-type="float">
            <text:p>28696.8293990576</text:p>
          </table:table-cell>
          <table:table-cell table:formula="of:=[.G18]-[.G17]" office:value-type="float" office:value="140.229299205846" calcext:value-type="float">
            <text:p>140.229299205846</text:p>
          </table:table-cell>
          <table:table-cell table:formula="of:=[.H17]/[.H18]" office:value-type="float" office:value="-3.05747793799707" calcext:value-type="float">
            <text:p>-3.0574779379970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06.38094594" calcext:value-type="float">
            <text:p>20106.38094594</text:p>
          </table:table-cell>
          <table:table-cell office:value-type="float" office:value="1660" calcext:value-type="float">
            <text:p>1660</text:p>
          </table:table-cell>
          <table:table-cell table:number-columns-repeated="2"/>
          <table:table-cell table:formula="of:=1/((1/[.B19]) + (1/[.$K$2]))" office:value-type="float" office:value="20102.3390930629" calcext:value-type="float">
            <text:p>20102.3390930629</text:p>
          </table:table-cell>
          <table:table-cell table:formula="of:=[.F19]*(([.$K$4]-[.C19])/[.C19])" office:value-type="float" office:value="29487.4672841013" calcext:value-type="float">
            <text:p>29487.4672841013</text:p>
          </table:table-cell>
          <table:table-cell table:formula="of:=[.G19]-[.G18]" office:value-type="float" office:value="790.637885043663" calcext:value-type="float">
            <text:p>790.637885043663</text:p>
          </table:table-cell>
          <table:table-cell table:formula="of:=[.H18]/[.H19]" office:value-type="float" office:value="0.177362231001747" calcext:value-type="float">
            <text:p>0.17736223100174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ve</text:p>
          </table:table-cell>
          <table:table-cell table:formula="of:=AVERAGE([.G5:.G19])" office:value-type="float" office:value="41129.5057717771" calcext:value-type="float">
            <text:p>41129.505771777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edian</text:p>
          </table:table-cell>
          <table:table-cell table:formula="of:=MEDIAN([.G5:.G19])" office:value-type="float" office:value="36524.5652414507" calcext:value-type="float">
            <text:p>36524.5652414507</text:p>
          </table:table-cell>
          <table:table-cell table:formula="of:=[.G21]-[.G20]" office:value-type="float" office:value="-4604.9405303264" calcext:value-type="float">
            <text:p>-4604.940530326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 table:formula="of:=MIN([.G5:.G19])" office:value-type="float" office:value="28556.6000998518" calcext:value-type="float">
            <text:p>28556.600099851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x</text:p>
          </table:table-cell>
          <table:table-cell table:formula="of:=MAX([.G5:.G19])" office:value-type="float" office:value="67772.1563791683" calcext:value-type="float">
            <text:p>67772.1563791683</text:p>
          </table:table-cell>
          <table:table-cell table:formula="of:=[.G23]-[.G22]" office:value-type="float" office:value="39215.5562793165" calcext:value-type="float">
            <text:p>39215.5562793165</text:p>
          </table:table-cell>
          <table:table-cell table:number-columns-repeated="3"/>
        </table:table-row>
      </table:table>
      <table:table table:name="400K_B3750" table:style-name="ta1">
        <table:shapes>
          <draw:frame draw:z-index="0" draw:name="embedded object (OLE) 3" draw:style-name="gr1" draw:text-style-name="P1" svg:width="4.179cm" svg:height="1.045cm" svg:x="9.483cm" svg:y="0.03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6" draw:style-name="gr1" draw:text-style-name="P1" svg:width="3.982cm" svg:height="1.045cm" svg:x="14.313cm" svg:y="0.04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upposed stock NTC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Suspect R2</text:p>
          </table:table-cell>
          <table:table-cell table:formula="of:=[$Sheet1.B24]"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Per 360k B3750</text:p>
          </table:table-cell>
          <table:table-cell table:number-columns-repeated="5"/>
          <table:table-cell table:style-name="ce3"/>
          <table:table-cell table:number-columns-repeated="2"/>
          <table:table-cell office:value-type="string" calcext:value-type="string">
            <text:p>ADC Steps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R@</text:p>
          </table:table-cell>
          <table:table-cell office:value-type="string" calcext:value-type="string">
            <text:p>R (ohms)</text:p>
          </table:table-cell>
          <table:table-cell office:value-type="string" calcext:value-type="string">
            <text:p>Temp Table ADC</text:p>
          </table:table-cell>
          <table:table-cell table:number-columns-repeated="2"/>
          <table:table-cell office:value-type="string" calcext:value-type="string">
            <text:p>R2tot</text:p>
          </table:table-cell>
          <table:table-cell office:value-type="string" calcext:value-type="string">
            <text:p>R1 values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Ratio incorrect</text:p>
          </table:table-cell>
          <table:table-cell office:value-type="string" calcext:value-type="string">
            <text:p>Input Voltage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741547.91119537" calcext:value-type="float">
            <text:p>3741547.91119537</text:p>
          </table:table-cell>
          <table:table-cell office:value-type="float" office:value="4055" calcext:value-type="float">
            <text:p>4055</text:p>
          </table:table-cell>
          <table:table-cell table:number-columns-repeated="2"/>
          <table:table-cell table:formula="of:=1/((1/[.B5]) + (1/[.$K$2]))" office:value-type="float" office:value="3606605.05509153" calcext:value-type="float">
            <text:p>3606605.05509153</text:p>
          </table:table-cell>
          <table:table-cell table:formula="of:=[.F5]*(([.$K$4]-[.C5])/[.C5])" office:value-type="float" office:value="35576.8686075613" calcext:value-type="float">
            <text:p>35576.8686075613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130965.47335477" calcext:value-type="float">
            <text:p>2130965.47335477</text:p>
          </table:table-cell>
          <table:table-cell office:value-type="float" office:value="3972" calcext:value-type="float">
            <text:p>3972</text:p>
          </table:table-cell>
          <table:table-cell table:number-columns-repeated="2"/>
          <table:table-cell table:formula="of:=1/((1/[.B6]) + (1/[.$K$2]))" office:value-type="float" office:value="2086502.81868796" calcext:value-type="float">
            <text:p>2086502.81868796</text:p>
          </table:table-cell>
          <table:table-cell table:formula="of:=[.F6]*(([.$K$4]-[.C6])/[.C6])" office:value-type="float" office:value="64612.2474065001" calcext:value-type="float">
            <text:p>64612.2474065001</text:p>
          </table:table-cell>
          <table:table-cell table:formula="of:=[.G6]-[.G5]" office:value-type="float" office:value="29035.3787989388" calcext:value-type="float">
            <text:p>29035.37879893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4741.9652394" calcext:value-type="float">
            <text:p>1264741.9652394</text:p>
          </table:table-cell>
          <table:table-cell office:value-type="float" office:value="3895" calcext:value-type="float">
            <text:p>3895</text:p>
          </table:table-cell>
          <table:table-cell table:number-columns-repeated="2"/>
          <table:table-cell table:formula="of:=1/((1/[.B7]) + (1/[.$K$2]))" office:value-type="float" office:value="1248946.02079127" calcext:value-type="float">
            <text:p>1248946.02079127</text:p>
          </table:table-cell>
          <table:table-cell table:formula="of:=[.F7]*(([.$K$4]-[.C7])/[.C7])" office:value-type="float" office:value="64130.7327749045" calcext:value-type="float">
            <text:p>64130.7327749045</text:p>
          </table:table-cell>
          <table:table-cell table:formula="of:=[.G7]-[.G6]" office:value-type="float" office:value="-481.51463159563" calcext:value-type="float">
            <text:p>-481.51463159563</text:p>
          </table:table-cell>
          <table:table-cell table:formula="of:=[.H6]/[.H7]" office:value-type="float" office:value="-60.3000965987725" calcext:value-type="float">
            <text:p>-60.30009659877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8809.59491755" calcext:value-type="float">
            <text:p>778809.59491755</text:p>
          </table:table-cell>
          <table:table-cell office:value-type="float" office:value="3815" calcext:value-type="float">
            <text:p>3815</text:p>
          </table:table-cell>
          <table:table-cell table:number-columns-repeated="2"/>
          <table:table-cell table:formula="of:=1/((1/[.B8]) + (1/[.$K$2]))" office:value-type="float" office:value="772791.024271859" calcext:value-type="float">
            <text:p>772791.024271859</text:p>
          </table:table-cell>
          <table:table-cell table:formula="of:=[.F8]*(([.$K$4]-[.C8])/[.C8])" office:value-type="float" office:value="56718.607286008" calcext:value-type="float">
            <text:p>56718.607286008</text:p>
          </table:table-cell>
          <table:table-cell table:formula="of:=[.G8]-[.G7]" office:value-type="float" office:value="-7412.1254888965" calcext:value-type="float">
            <text:p>-7412.1254888965</text:p>
          </table:table-cell>
          <table:table-cell table:formula="of:=[.H7]/[.H8]" office:value-type="float" office:value="0.0649630976049917" calcext:value-type="float">
            <text:p>0.064963097604991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5708.91021181" calcext:value-type="float">
            <text:p>495708.91021181</text:p>
          </table:table-cell>
          <table:table-cell office:value-type="float" office:value="3722" calcext:value-type="float">
            <text:p>3722</text:p>
          </table:table-cell>
          <table:table-cell table:number-columns-repeated="2"/>
          <table:table-cell table:formula="of:=1/((1/[.B9]) + (1/[.$K$2]))" office:value-type="float" office:value="493263.757813483" calcext:value-type="float">
            <text:p>493263.757813483</text:p>
          </table:table-cell>
          <table:table-cell table:formula="of:=[.F9]*(([.$K$4]-[.C9])/[.C9])" office:value-type="float" office:value="49432.3970081755" calcext:value-type="float">
            <text:p>49432.3970081755</text:p>
          </table:table-cell>
          <table:table-cell table:formula="of:=[.G9]-[.G8]" office:value-type="float" office:value="-7286.21027783252" calcext:value-type="float">
            <text:p>-7286.21027783252</text:p>
          </table:table-cell>
          <table:table-cell table:formula="of:=[.H8]/[.H9]" office:value-type="float" office:value="1.01728130348462" calcext:value-type="float">
            <text:p>1.0172813034846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5062.25638841" calcext:value-type="float">
            <text:p>325062.25638841</text:p>
          </table:table-cell>
          <table:table-cell office:value-type="float" office:value="3613" calcext:value-type="float">
            <text:p>3613</text:p>
          </table:table-cell>
          <table:table-cell table:number-columns-repeated="2"/>
          <table:table-cell table:formula="of:=1/((1/[.B10]) + (1/[.$K$2]))" office:value-type="float" office:value="324009.025339739" calcext:value-type="float">
            <text:p>324009.025339739</text:p>
          </table:table-cell>
          <table:table-cell table:formula="of:=[.F10]*(([.$K$4]-[.C10])/[.C10])" office:value-type="float" office:value="43225.1176899402" calcext:value-type="float">
            <text:p>43225.1176899402</text:p>
          </table:table-cell>
          <table:table-cell table:formula="of:=[.G10]-[.G9]" office:value-type="float" office:value="-6207.27931823528" calcext:value-type="float">
            <text:p>-6207.27931823528</text:p>
          </table:table-cell>
          <table:table-cell table:formula="of:=[.H9]/[.H10]" office:value-type="float" office:value="1.17381704677404" calcext:value-type="float">
            <text:p>1.1738170467740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8983.13683387" calcext:value-type="float">
            <text:p>218983.13683387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table:formula="of:=1/((1/[.B11]) + (1/[.$K$2]))" office:value-type="float" office:value="218504.648500456" calcext:value-type="float">
            <text:p>218504.648500456</text:p>
          </table:table-cell>
          <table:table-cell table:formula="of:=[.F11]*(([.$K$4]-[.C11])/[.C11])" office:value-type="float" office:value="38467.3605774783" calcext:value-type="float">
            <text:p>38467.3605774783</text:p>
          </table:table-cell>
          <table:table-cell table:formula="of:=[.G11]-[.G10]" office:value-type="float" office:value="-4757.75711246191" calcext:value-type="float">
            <text:p>-4757.75711246191</text:p>
          </table:table-cell>
          <table:table-cell table:formula="of:=[.H10]/[.H11]" office:value-type="float" office:value="1.30466502839682" calcext:value-type="float">
            <text:p>1.3046650283968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1172.40534246" calcext:value-type="float">
            <text:p>151172.40534246</text:p>
          </table:table-cell>
          <table:table-cell office:value-type="float" office:value="3328" calcext:value-type="float">
            <text:p>3328</text:p>
          </table:table-cell>
          <table:table-cell table:number-columns-repeated="2"/>
          <table:table-cell table:formula="of:=1/((1/[.B12]) + (1/[.$K$2]))" office:value-type="float" office:value="150944.219335365" calcext:value-type="float">
            <text:p>150944.219335365</text:p>
          </table:table-cell>
          <table:table-cell table:formula="of:=[.F12]*(([.$K$4]-[.C12])/[.C12])" office:value-type="float" office:value="34787.9255499475" calcext:value-type="float">
            <text:p>34787.9255499475</text:p>
          </table:table-cell>
          <table:table-cell table:formula="of:=[.G12]-[.G11]" office:value-type="float" office:value="-3679.43502753083" calcext:value-type="float">
            <text:p>-3679.43502753083</text:p>
          </table:table-cell>
          <table:table-cell table:formula="of:=[.H11]/[.H12]" office:value-type="float" office:value="1.29306729888222" calcext:value-type="float">
            <text:p>1.2930672988822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6707.7535034" calcext:value-type="float">
            <text:p>106707.7535034</text:p>
          </table:table-cell>
          <table:table-cell office:value-type="float" office:value="3148" calcext:value-type="float">
            <text:p>3148</text:p>
          </table:table-cell>
          <table:table-cell table:number-columns-repeated="2"/>
          <table:table-cell table:formula="of:=1/((1/[.B13]) + (1/[.$K$2]))" office:value-type="float" office:value="106594.009430567" calcext:value-type="float">
            <text:p>106594.009430567</text:p>
          </table:table-cell>
          <table:table-cell table:formula="of:=[.F13]*(([.$K$4]-[.C13])/[.C13])" office:value-type="float" office:value="32066.2410834649" calcext:value-type="float">
            <text:p>32066.2410834649</text:p>
          </table:table-cell>
          <table:table-cell table:formula="of:=[.G13]-[.G12]" office:value-type="float" office:value="-2721.68446648262" calcext:value-type="float">
            <text:p>-2721.68446648262</text:p>
          </table:table-cell>
          <table:table-cell table:formula="of:=[.H12]/[.H13]" office:value-type="float" office:value="1.35189625132628" calcext:value-type="float">
            <text:p>1.3518962513262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866.36866822" calcext:value-type="float">
            <text:p>76866.36866822</text:p>
          </table:table-cell>
          <table:table-cell office:value-type="float" office:value="2945" calcext:value-type="float">
            <text:p>2945</text:p>
          </table:table-cell>
          <table:table-cell table:number-columns-repeated="2"/>
          <table:table-cell table:formula="of:=1/((1/[.B14]) + (1/[.$K$2]))" office:value-type="float" office:value="76807.329663037" calcext:value-type="float">
            <text:p>76807.329663037</text:p>
          </table:table-cell>
          <table:table-cell table:formula="of:=[.F14]*(([.$K$4]-[.C14])/[.C14])" office:value-type="float" office:value="29992.6754202012" calcext:value-type="float">
            <text:p>29992.6754202012</text:p>
          </table:table-cell>
          <table:table-cell table:formula="of:=[.G14]-[.G13]" office:value-type="float" office:value="-2073.56566326365" calcext:value-type="float">
            <text:p>-2073.56566326365</text:p>
          </table:table-cell>
          <table:table-cell table:formula="of:=[.H13]/[.H14]" office:value-type="float" office:value="1.31256246894004" calcext:value-type="float">
            <text:p>1.3125624689400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408.51803057" calcext:value-type="float">
            <text:p>56408.51803057</text:p>
          </table:table-cell>
          <table:table-cell office:value-type="float" office:value="2718" calcext:value-type="float">
            <text:p>2718</text:p>
          </table:table-cell>
          <table:table-cell table:number-columns-repeated="2"/>
          <table:table-cell table:formula="of:=1/((1/[.B15]) + (1/[.$K$2]))" office:value-type="float" office:value="56376.7167601313" calcext:value-type="float">
            <text:p>56376.7167601313</text:p>
          </table:table-cell>
          <table:table-cell table:formula="of:=[.F15]*(([.$K$4]-[.C15])/[.C15])" office:value-type="float" office:value="28561.714120199" calcext:value-type="float">
            <text:p>28561.714120199</text:p>
          </table:table-cell>
          <table:table-cell table:formula="of:=[.G15]-[.G14]" office:value-type="float" office:value="-1430.96130000223" calcext:value-type="float">
            <text:p>-1430.96130000223</text:p>
          </table:table-cell>
          <table:table-cell table:formula="of:=[.H14]/[.H15]" office:value-type="float" office:value="1.4490717975814" calcext:value-type="float">
            <text:p>1.449071797581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2107.01519888" calcext:value-type="float">
            <text:p>42107.01519888</text:p>
          </table:table-cell>
          <table:table-cell office:value-type="float" office:value="2473" calcext:value-type="float">
            <text:p>2473</text:p>
          </table:table-cell>
          <table:table-cell table:number-columns-repeated="2"/>
          <table:table-cell table:formula="of:=1/((1/[.B16]) + (1/[.$K$2]))" office:value-type="float" office:value="42089.2926540251" calcext:value-type="float">
            <text:p>42089.2926540251</text:p>
          </table:table-cell>
          <table:table-cell table:formula="of:=[.F16]*(([.$K$4]-[.C16])/[.C16])" office:value-type="float" office:value="27605.6743569869" calcext:value-type="float">
            <text:p>27605.6743569869</text:p>
          </table:table-cell>
          <table:table-cell table:formula="of:=[.G16]-[.G15]" office:value-type="float" office:value="-956.039763212055" calcext:value-type="float">
            <text:p>-956.039763212055</text:p>
          </table:table-cell>
          <table:table-cell table:formula="of:=[.H15]/[.H16]" office:value-type="float" office:value="1.49675918833602" calcext:value-type="float">
            <text:p>1.4967591883360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927.91912766" calcext:value-type="float">
            <text:p>31927.91912766</text:p>
          </table:table-cell>
          <table:table-cell office:value-type="float" office:value="2211" calcext:value-type="float">
            <text:p>2211</text:p>
          </table:table-cell>
          <table:table-cell table:number-columns-repeated="2"/>
          <table:table-cell table:formula="of:=1/((1/[.B17]) + (1/[.$K$2]))" office:value-type="float" office:value="31917.7284611295" calcext:value-type="float">
            <text:p>31917.7284611295</text:p>
          </table:table-cell>
          <table:table-cell table:formula="of:=[.F17]*(([.$K$4]-[.C17])/[.C17])" office:value-type="float" office:value="27197.1960292936" calcext:value-type="float">
            <text:p>27197.1960292936</text:p>
          </table:table-cell>
          <table:table-cell table:formula="of:=[.G17]-[.G16]" office:value-type="float" office:value="-408.478327693363" calcext:value-type="float">
            <text:p>-408.478327693363</text:p>
          </table:table-cell>
          <table:table-cell table:formula="of:=[.H16]/[.H17]" office:value-type="float" office:value="2.34049078836255" calcext:value-type="float">
            <text:p>2.3404907883625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561.80245212" calcext:value-type="float">
            <text:p>24561.80245212</text:p>
          </table:table-cell>
          <table:table-cell office:value-type="float" office:value="1938" calcext:value-type="float">
            <text:p>1938</text:p>
          </table:table-cell>
          <table:table-cell table:number-columns-repeated="2"/>
          <table:table-cell table:formula="of:=1/((1/[.B18]) + (1/[.$K$2]))" office:value-type="float" office:value="24555.7711121288" calcext:value-type="float">
            <text:p>24555.7711121288</text:p>
          </table:table-cell>
          <table:table-cell table:formula="of:=[.F18]*(([.$K$4]-[.C18])/[.C18])" office:value-type="float" office:value="27330.6492718586" calcext:value-type="float">
            <text:p>27330.6492718586</text:p>
          </table:table-cell>
          <table:table-cell table:formula="of:=[.G18]-[.G17]" office:value-type="float" office:value="133.453242565018" calcext:value-type="float">
            <text:p>133.453242565018</text:p>
          </table:table-cell>
          <table:table-cell table:formula="of:=[.H17]/[.H18]" office:value-type="float" office:value="-3.06083479009028" calcext:value-type="float">
            <text:p>-3.0608347900902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48.93423423" calcext:value-type="float">
            <text:p>19148.93423423</text:p>
          </table:table-cell>
          <table:table-cell office:value-type="float" office:value="1660" calcext:value-type="float">
            <text:p>1660</text:p>
          </table:table-cell>
          <table:table-cell table:number-columns-repeated="2"/>
          <table:table-cell table:formula="of:=1/((1/[.B19]) + (1/[.$K$2]))" office:value-type="float" office:value="19145.2681194288" calcext:value-type="float">
            <text:p>19145.2681194288</text:p>
          </table:table-cell>
          <table:table-cell table:formula="of:=[.F19]*(([.$K$4]-[.C19])/[.C19])" office:value-type="float" office:value="28083.5710065116" calcext:value-type="float">
            <text:p>28083.5710065116</text:p>
          </table:table-cell>
          <table:table-cell table:formula="of:=[.G19]-[.G18]" office:value-type="float" office:value="752.921734653013" calcext:value-type="float">
            <text:p>752.921734653013</text:p>
          </table:table-cell>
          <table:table-cell table:formula="of:=[.H18]/[.H19]" office:value-type="float" office:value="0.177247164509762" calcext:value-type="float">
            <text:p>0.17724716450976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ve</text:p>
          </table:table-cell>
          <table:table-cell table:formula="of:=AVERAGE([.G5:.G19])" office:value-type="float" office:value="39185.9318792687" calcext:value-type="float">
            <text:p>39185.931879268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edian</text:p>
          </table:table-cell>
          <table:table-cell table:formula="of:=MEDIAN([.G5:.G19])" office:value-type="float" office:value="34787.9255499475" calcext:value-type="float">
            <text:p>34787.9255499475</text:p>
          </table:table-cell>
          <table:table-cell table:formula="of:=[.G21]-[.G20]" office:value-type="float" office:value="-4398.00632932127" calcext:value-type="float">
            <text:p>-4398.0063293212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 table:formula="of:=MIN([.G5:.G19])" office:value-type="float" office:value="27197.1960292936" calcext:value-type="float">
            <text:p>27197.196029293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x</text:p>
          </table:table-cell>
          <table:table-cell table:formula="of:=MAX([.G5:.G19])" office:value-type="float" office:value="64612.2474065001" calcext:value-type="float">
            <text:p>64612.2474065001</text:p>
          </table:table-cell>
          <table:table-cell table:formula="of:=[.G23]-[.G22]" office:value-type="float" office:value="37415.0513772066" calcext:value-type="float">
            <text:p>37415.0513772066</text:p>
          </table:table-cell>
          <table:table-cell table:number-columns-repeated="3"/>
        </table:table-row>
      </table:table>
      <table:table table:name="370K_B3750" table:style-name="ta1">
        <table:shapes>
          <draw:frame draw:z-index="0" draw:name="embedded object (OLE) 5" draw:style-name="gr1" draw:text-style-name="P1" svg:width="4.179cm" svg:height="1.045cm" svg:x="9.483cm" svg:y="0.039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name="embedded object (OLE) 11" draw:style-name="gr1" draw:text-style-name="P1" svg:width="3.982cm" svg:height="1.045cm" svg:x="14.313cm" svg:y="0.04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upposed stock NTC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Suspect R2</text:p>
          </table:table-cell>
          <table:table-cell table:formula="of:=[$Sheet1.B24]"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Per 370k B3750</text:p>
          </table:table-cell>
          <table:table-cell table:number-columns-repeated="5"/>
          <table:table-cell table:style-name="ce3"/>
          <table:table-cell table:number-columns-repeated="2"/>
          <table:table-cell office:value-type="string" calcext:value-type="string">
            <text:p>ADC Steps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R@</text:p>
          </table:table-cell>
          <table:table-cell office:value-type="string" calcext:value-type="string">
            <text:p>R (ohms)</text:p>
          </table:table-cell>
          <table:table-cell office:value-type="string" calcext:value-type="string">
            <text:p>Temp Table ADC</text:p>
          </table:table-cell>
          <table:table-cell table:number-columns-repeated="2"/>
          <table:table-cell office:value-type="string" calcext:value-type="string">
            <text:p>R2tot</text:p>
          </table:table-cell>
          <table:table-cell office:value-type="string" calcext:value-type="string">
            <text:p>R1 values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Ratio incorrect</text:p>
          </table:table-cell>
          <table:table-cell office:value-type="string" calcext:value-type="string">
            <text:p>Input Voltage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460931.81785572" calcext:value-type="float">
            <text:p>3460931.81785572</text:p>
          </table:table-cell>
          <table:table-cell office:value-type="float" office:value="4055" calcext:value-type="float">
            <text:p>4055</text:p>
          </table:table-cell>
          <table:table-cell table:number-columns-repeated="2"/>
          <table:table-cell table:formula="of:=1/((1/[.B5]) + (1/[.$K$2]))" office:value-type="float" office:value="3345158.17424565" calcext:value-type="float">
            <text:p>3345158.17424565</text:p>
          </table:table-cell>
          <table:table-cell table:formula="of:=[.F5]*(([.$K$4]-[.C5])/[.C5])" office:value-type="float" office:value="32997.8611516217" calcext:value-type="float">
            <text:p>32997.8611516217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971143.06285316" calcext:value-type="float">
            <text:p>1971143.06285316</text:p>
          </table:table-cell>
          <table:table-cell office:value-type="float" office:value="3972" calcext:value-type="float">
            <text:p>3972</text:p>
          </table:table-cell>
          <table:table-cell table:number-columns-repeated="2"/>
          <table:table-cell table:formula="of:=1/((1/[.B6]) + (1/[.$K$2]))" office:value-type="float" office:value="1933040.07746406" calcext:value-type="float">
            <text:p>1933040.07746406</text:p>
          </table:table-cell>
          <table:table-cell table:formula="of:=[.F6]*(([.$K$4]-[.C6])/[.C6])" office:value-type="float" office:value="59860.0023988114" calcext:value-type="float">
            <text:p>59860.0023988114</text:p>
          </table:table-cell>
          <table:table-cell table:formula="of:=[.G6]-[.G5]" office:value-type="float" office:value="26862.1412471897" calcext:value-type="float">
            <text:p>26862.141247189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9886.31784644" calcext:value-type="float">
            <text:p>1169886.31784644</text:p>
          </table:table-cell>
          <table:table-cell office:value-type="float" office:value="3895" calcext:value-type="float">
            <text:p>3895</text:p>
          </table:table-cell>
          <table:table-cell table:number-columns-repeated="2"/>
          <table:table-cell table:formula="of:=1/((1/[.B7]) + (1/[.$K$2]))" office:value-type="float" office:value="1156358.2409997" calcext:value-type="float">
            <text:p>1156358.2409997</text:p>
          </table:table-cell>
          <table:table-cell table:formula="of:=[.F7]*(([.$K$4]-[.C7])/[.C7])" office:value-type="float" office:value="59376.5463927956" calcext:value-type="float">
            <text:p>59376.5463927956</text:p>
          </table:table-cell>
          <table:table-cell table:formula="of:=[.G7]-[.G6]" office:value-type="float" office:value="-483.45600601576" calcext:value-type="float">
            <text:p>-483.45600601576</text:p>
          </table:table-cell>
          <table:table-cell table:formula="of:=[.H6]/[.H7]" office:value-type="float" office:value="-55.5627418274622" calcext:value-type="float">
            <text:p>-55.562741827462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0398.87529874" calcext:value-type="float">
            <text:p>720398.87529874</text:p>
          </table:table-cell>
          <table:table-cell office:value-type="float" office:value="3815" calcext:value-type="float">
            <text:p>3815</text:p>
          </table:table-cell>
          <table:table-cell table:number-columns-repeated="2"/>
          <table:table-cell table:formula="of:=1/((1/[.B8]) + (1/[.$K$2]))" office:value-type="float" office:value="715246.249362715" calcext:value-type="float">
            <text:p>715246.249362715</text:p>
          </table:table-cell>
          <table:table-cell table:formula="of:=[.F8]*(([.$K$4]-[.C8])/[.C8])" office:value-type="float" office:value="52495.1375679057" calcext:value-type="float">
            <text:p>52495.1375679057</text:p>
          </table:table-cell>
          <table:table-cell table:formula="of:=[.G8]-[.G7]" office:value-type="float" office:value="-6881.40882488996" calcext:value-type="float">
            <text:p>-6881.40882488996</text:p>
          </table:table-cell>
          <table:table-cell table:formula="of:=[.H7]/[.H8]" office:value-type="float" office:value="0.0702553820472206" calcext:value-type="float">
            <text:p>0.070255382047220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8530.74194592" calcext:value-type="float">
            <text:p>458530.74194592</text:p>
          </table:table-cell>
          <table:table-cell office:value-type="float" office:value="3722" calcext:value-type="float">
            <text:p>3722</text:p>
          </table:table-cell>
          <table:table-cell table:number-columns-repeated="2"/>
          <table:table-cell table:formula="of:=1/((1/[.B9]) + (1/[.$K$2]))" office:value-type="float" office:value="456437.834158432" calcext:value-type="float">
            <text:p>456437.834158432</text:p>
          </table:table-cell>
          <table:table-cell table:formula="of:=[.F9]*(([.$K$4]-[.C9])/[.C9])" office:value-type="float" office:value="45741.8893447327" calcext:value-type="float">
            <text:p>45741.8893447327</text:p>
          </table:table-cell>
          <table:table-cell table:formula="of:=[.G9]-[.G8]" office:value-type="float" office:value="-6753.24822317302" calcext:value-type="float">
            <text:p>-6753.24822317302</text:p>
          </table:table-cell>
          <table:table-cell table:formula="of:=[.H8]/[.H9]" office:value-type="float" office:value="1.01897762343122" calcext:value-type="float">
            <text:p>1.0189776234312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682.58715928" calcext:value-type="float">
            <text:p>300682.58715928</text:p>
          </table:table-cell>
          <table:table-cell office:value-type="float" office:value="3613" calcext:value-type="float">
            <text:p>3613</text:p>
          </table:table-cell>
          <table:table-cell table:number-columns-repeated="2"/>
          <table:table-cell table:formula="of:=1/((1/[.B10]) + (1/[.$K$2]))" office:value-type="float" office:value="299781.197299423" calcext:value-type="float">
            <text:p>299781.197299423</text:p>
          </table:table-cell>
          <table:table-cell table:formula="of:=[.F10]*(([.$K$4]-[.C10])/[.C10])" office:value-type="float" office:value="39992.9524213457" calcext:value-type="float">
            <text:p>39992.9524213457</text:p>
          </table:table-cell>
          <table:table-cell table:formula="of:=[.G10]-[.G9]" office:value-type="float" office:value="-5748.93692338698" calcext:value-type="float">
            <text:p>-5748.93692338698</text:p>
          </table:table-cell>
          <table:table-cell table:formula="of:=[.H9]/[.H10]" office:value-type="float" office:value="1.1746951328863" calcext:value-type="float">
            <text:p>1.174695132886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2559.40157133" calcext:value-type="float">
            <text:p>202559.40157133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table:formula="of:=1/((1/[.B11]) + (1/[.$K$2]))" office:value-type="float" office:value="202149.927887125" calcext:value-type="float">
            <text:p>202149.927887125</text:p>
          </table:table-cell>
          <table:table-cell table:formula="of:=[.F11]*(([.$K$4]-[.C11])/[.C11])" office:value-type="float" office:value="35588.1406647925" calcext:value-type="float">
            <text:p>35588.1406647925</text:p>
          </table:table-cell>
          <table:table-cell table:formula="of:=[.G11]-[.G10]" office:value-type="float" office:value="-4404.81175655314" calcext:value-type="float">
            <text:p>-4404.81175655314</text:p>
          </table:table-cell>
          <table:table-cell table:formula="of:=[.H10]/[.H11]" office:value-type="float" office:value="1.3051492869892" calcext:value-type="float">
            <text:p>1.305149286989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9834.47494177" calcext:value-type="float">
            <text:p>139834.47494177</text:p>
          </table:table-cell>
          <table:table-cell office:value-type="float" office:value="3328" calcext:value-type="float">
            <text:p>3328</text:p>
          </table:table-cell>
          <table:table-cell table:number-columns-repeated="2"/>
          <table:table-cell table:formula="of:=1/((1/[.B12]) + (1/[.$K$2]))" office:value-type="float" office:value="139639.211183998" calcext:value-type="float">
            <text:p>139639.211183998</text:p>
          </table:table-cell>
          <table:table-cell table:formula="of:=[.F12]*(([.$K$4]-[.C12])/[.C12])" office:value-type="float" office:value="32182.474452562" calcext:value-type="float">
            <text:p>32182.474452562</text:p>
          </table:table-cell>
          <table:table-cell table:formula="of:=[.G12]-[.G11]" office:value-type="float" office:value="-3405.6662122305" calcext:value-type="float">
            <text:p>-3405.6662122305</text:p>
          </table:table-cell>
          <table:table-cell table:formula="of:=[.H11]/[.H12]" office:value-type="float" office:value="1.29337741342193" calcext:value-type="float">
            <text:p>1.2933774134219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8704.67199064" calcext:value-type="float">
            <text:p>98704.67199064</text:p>
          </table:table-cell>
          <table:table-cell office:value-type="float" office:value="3148" calcext:value-type="float">
            <text:p>3148</text:p>
          </table:table-cell>
          <table:table-cell table:number-columns-repeated="2"/>
          <table:table-cell table:formula="of:=1/((1/[.B13]) + (1/[.$K$2]))" office:value-type="float" office:value="98607.3419372222" calcext:value-type="float">
            <text:p>98607.3419372222</text:p>
          </table:table-cell>
          <table:table-cell table:formula="of:=[.F13]*(([.$K$4]-[.C13])/[.C13])" office:value-type="float" office:value="29663.6444773029" calcext:value-type="float">
            <text:p>29663.6444773029</text:p>
          </table:table-cell>
          <table:table-cell table:formula="of:=[.G13]-[.G12]" office:value-type="float" office:value="-2518.82997525918" calcext:value-type="float">
            <text:p>-2518.82997525918</text:p>
          </table:table-cell>
          <table:table-cell table:formula="of:=[.H12]/[.H13]" office:value-type="float" office:value="1.35208261203897" calcext:value-type="float">
            <text:p>1.3520826120389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101.3910181" calcext:value-type="float">
            <text:p>71101.3910181</text:p>
          </table:table-cell>
          <table:table-cell office:value-type="float" office:value="2945" calcext:value-type="float">
            <text:p>2945</text:p>
          </table:table-cell>
          <table:table-cell table:number-columns-repeated="2"/>
          <table:table-cell table:formula="of:=1/((1/[.B14]) + (1/[.$K$2]))" office:value-type="float" office:value="71050.8728591666" calcext:value-type="float">
            <text:p>71050.8728591666</text:p>
          </table:table-cell>
          <table:table-cell table:formula="of:=[.F14]*(([.$K$4]-[.C14])/[.C14])" office:value-type="float" office:value="27744.8230180107" calcext:value-type="float">
            <text:p>27744.8230180107</text:p>
          </table:table-cell>
          <table:table-cell table:formula="of:=[.G14]-[.G13]" office:value-type="float" office:value="-1918.82145929212" calcext:value-type="float">
            <text:p>-1918.82145929212</text:p>
          </table:table-cell>
          <table:table-cell table:formula="of:=[.H13]/[.H14]" office:value-type="float" office:value="1.31269637571618" calcext:value-type="float">
            <text:p>1.3126963757161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2177.87917828" calcext:value-type="float">
            <text:p>52177.87917828</text:p>
          </table:table-cell>
          <table:table-cell office:value-type="float" office:value="2718" calcext:value-type="float">
            <text:p>2718</text:p>
          </table:table-cell>
          <table:table-cell table:number-columns-repeated="2"/>
          <table:table-cell table:formula="of:=1/((1/[.B15]) + (1/[.$K$2]))" office:value-type="float" office:value="52150.668065706" calcext:value-type="float">
            <text:p>52150.668065706</text:p>
          </table:table-cell>
          <table:table-cell table:formula="of:=[.F15]*(([.$K$4]-[.C15])/[.C15])" office:value-type="float" office:value="26420.7026955398" calcext:value-type="float">
            <text:p>26420.7026955398</text:p>
          </table:table-cell>
          <table:table-cell table:formula="of:=[.G15]-[.G14]" office:value-type="float" office:value="-1324.12032247094" calcext:value-type="float">
            <text:p>-1324.12032247094</text:p>
          </table:table-cell>
          <table:table-cell table:formula="of:=[.H14]/[.H15]" office:value-type="float" office:value="1.44912922695077" calcext:value-type="float">
            <text:p>1.4491292269507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948.98905896" calcext:value-type="float">
            <text:p>38948.98905896</text:p>
          </table:table-cell>
          <table:table-cell office:value-type="float" office:value="2473" calcext:value-type="float">
            <text:p>2473</text:p>
          </table:table-cell>
          <table:table-cell table:number-columns-repeated="2"/>
          <table:table-cell table:formula="of:=1/((1/[.B16]) + (1/[.$K$2]))" office:value-type="float" office:value="38933.8247278265" calcext:value-type="float">
            <text:p>38933.8247278265</text:p>
          </table:table-cell>
          <table:table-cell table:formula="of:=[.F16]*(([.$K$4]-[.C16])/[.C16])" office:value-type="float" office:value="25536.0548760755" calcext:value-type="float">
            <text:p>25536.0548760755</text:p>
          </table:table-cell>
          <table:table-cell table:formula="of:=[.G16]-[.G15]" office:value-type="float" office:value="-884.647819464335" calcext:value-type="float">
            <text:p>-884.647819464335</text:p>
          </table:table-cell>
          <table:table-cell table:formula="of:=[.H15]/[.H16]" office:value-type="float" office:value="1.49677678883865" calcext:value-type="float">
            <text:p>1.4967767888386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533.32519309" calcext:value-type="float">
            <text:p>29533.32519309</text:p>
          </table:table-cell>
          <table:table-cell office:value-type="float" office:value="2211" calcext:value-type="float">
            <text:p>2211</text:p>
          </table:table-cell>
          <table:table-cell table:number-columns-repeated="2"/>
          <table:table-cell table:formula="of:=1/((1/[.B17]) + (1/[.$K$2]))" office:value-type="float" office:value="29524.6055953076" calcext:value-type="float">
            <text:p>29524.6055953076</text:p>
          </table:table-cell>
          <table:table-cell table:formula="of:=[.F17]*(([.$K$4]-[.C17])/[.C17])" office:value-type="float" office:value="25158.0085669649" calcext:value-type="float">
            <text:p>25158.0085669649</text:p>
          </table:table-cell>
          <table:table-cell table:formula="of:=[.G17]-[.G16]" office:value-type="float" office:value="-378.046309110541" calcext:value-type="float">
            <text:p>-378.046309110541</text:p>
          </table:table-cell>
          <table:table-cell table:formula="of:=[.H16]/[.H17]" office:value-type="float" office:value="2.34005146497982" calcext:value-type="float">
            <text:p>2.3400514649798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719.66726821" calcext:value-type="float">
            <text:p>22719.66726821</text:p>
          </table:table-cell>
          <table:table-cell office:value-type="float" office:value="1938" calcext:value-type="float">
            <text:p>1938</text:p>
          </table:table-cell>
          <table:table-cell table:number-columns-repeated="2"/>
          <table:table-cell table:formula="of:=1/((1/[.B18]) + (1/[.$K$2]))" office:value-type="float" office:value="22714.5066078871" calcext:value-type="float">
            <text:p>22714.5066078871</text:p>
          </table:table-cell>
          <table:table-cell table:formula="of:=[.F18]*(([.$K$4]-[.C18])/[.C18])" office:value-type="float" office:value="25281.3161781282" calcext:value-type="float">
            <text:p>25281.3161781282</text:p>
          </table:table-cell>
          <table:table-cell table:formula="of:=[.G18]-[.G17]" office:value-type="float" office:value="123.307611163258" calcext:value-type="float">
            <text:p>123.307611163258</text:p>
          </table:table-cell>
          <table:table-cell table:formula="of:=[.H17]/[.H18]" office:value-type="float" office:value="-3.06587975830633" calcext:value-type="float">
            <text:p>-3.0658797583063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712.76416666" calcext:value-type="float">
            <text:p>17712.76416666</text:p>
          </table:table-cell>
          <table:table-cell office:value-type="float" office:value="1660" calcext:value-type="float">
            <text:p>1660</text:p>
          </table:table-cell>
          <table:table-cell table:number-columns-repeated="2"/>
          <table:table-cell table:formula="of:=1/((1/[.B19]) + (1/[.$K$2]))" office:value-type="float" office:value="17709.6273021412" calcext:value-type="float">
            <text:p>17709.6273021412</text:p>
          </table:table-cell>
          <table:table-cell table:formula="of:=[.F19]*(([.$K$4]-[.C19])/[.C19])" office:value-type="float" office:value="25977.6761932011" calcext:value-type="float">
            <text:p>25977.6761932011</text:p>
          </table:table-cell>
          <table:table-cell table:formula="of:=[.G19]-[.G18]" office:value-type="float" office:value="696.360015072882" calcext:value-type="float">
            <text:p>696.360015072882</text:p>
          </table:table-cell>
          <table:table-cell table:formula="of:=[.H18]/[.H19]" office:value-type="float" office:value="0.177074513892577" calcext:value-type="float">
            <text:p>0.17707451389257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ve</text:p>
          </table:table-cell>
          <table:table-cell table:formula="of:=AVERAGE([.G5:.G19])" office:value-type="float" office:value="36267.815359986" calcext:value-type="float">
            <text:p>36267.81535998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edian</text:p>
          </table:table-cell>
          <table:table-cell table:formula="of:=MEDIAN([.G5:.G19])" office:value-type="float" office:value="32182.474452562" calcext:value-type="float">
            <text:p>32182.474452562</text:p>
          </table:table-cell>
          <table:table-cell table:formula="of:=[.G21]-[.G20]" office:value-type="float" office:value="-4085.34090742398" calcext:value-type="float">
            <text:p>-4085.3409074239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 table:formula="of:=MIN([.G5:.G19])" office:value-type="float" office:value="25158.0085669649" calcext:value-type="float">
            <text:p>25158.00856696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x</text:p>
          </table:table-cell>
          <table:table-cell table:formula="of:=MAX([.G5:.G19])" office:value-type="float" office:value="59860.0023988114" calcext:value-type="float">
            <text:p>59860.0023988114</text:p>
          </table:table-cell>
          <table:table-cell table:formula="of:=[.G23]-[.G22]" office:value-type="float" office:value="34701.9938318465" calcext:value-type="float">
            <text:p>34701.993831846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420K_B3750.C5:420K_B3750.C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400K_B3750.C5:400K_B3750.C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370K_B3750.C5:370K_B3750.C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3:01:20.763678275</meta:creation-date>
    <dc:date>2025-04-25T21:44:11.477252929</dc:date>
    <meta:editing-duration>PT21H6M58S</meta:editing-duration>
    <meta:editing-cycles>2</meta:editing-cycles>
    <meta:generator>LibreOffice/24.2.2.2$MacOSX_X86_64 LibreOffice_project/d56cc158d8a96260b836f100ef4b4ef25d6f1a01</meta:generator>
    <meta:document-statistic meta:table-count="4" meta:cell-count="586" meta:object-count="6"/>
    <meta:user-defined meta:name=""/>
  </office:meta>
</office:document-meta>
</file>

<file path=Object 1/content.xml><?xml version="1.0" encoding="utf-8"?>
<math xmlns="http://www.w3.org/1998/Math/MathML" display="block">
  <semantics>
    <mrow>
      <mrow>
        <mrow>
          <mi mathvariant="italic">Vout</mi>
          <mi>​</mi>
        </mrow>
        <mo stretchy="false">=</mo>
        <mrow>
          <mrow>
            <mi mathvariant="italic">Vin</mi>
            <mi>​</mi>
          </mrow>
          <mo stretchy="false">×</mo>
          <mfrac>
            <mrow>
              <mo fence="true" form="prefix" stretchy="false">(</mo>
              <mrow>
                <mrow>
                  <mi>R</mi>
                  <mn>1</mn>
                  <mrow>
                    <mi>​</mi>
                    <mo stretchy="false">+</mo>
                    <mi>R</mi>
                  </mrow>
                  <mn>2</mn>
                </mrow>
              </mrow>
              <mo fence="true" form="postfix" stretchy="false">)</mo>
            </mrow>
            <mrow>
              <mi>​</mi>
              <mi>R</mi>
              <mn>2</mn>
            </mrow>
          </mfrac>
        </mrow>
      </mrow>
      <mi>​</mi>
    </mrow>
    <annotation encoding="StarMath 5.0">{Vout​}={Vin​} times {{(R1​+R2)} over {​R2}}​
</annotation>
  </semantics>
</math>
</file>

<file path=Object 13/content.xml><?xml version="1.0" encoding="utf-8"?>
<math xmlns="http://www.w3.org/1998/Math/MathML" display="block">
  <semantics>
    <mrow>
      <mrow>
        <mrow>
          <mi mathvariant="italic">Vout</mi>
          <mi>​</mi>
        </mrow>
        <mo stretchy="false">=</mo>
        <mrow>
          <mrow>
            <mi mathvariant="italic">Vin</mi>
            <mi>​</mi>
          </mrow>
          <mo stretchy="false">×</mo>
          <mfrac>
            <mrow>
              <mo fence="true" form="prefix" stretchy="false">(</mo>
              <mrow>
                <mrow>
                  <mi>R</mi>
                  <mn>1</mn>
                  <mrow>
                    <mi>​</mi>
                    <mo stretchy="false">+</mo>
                    <mi>R</mi>
                  </mrow>
                  <mn>2</mn>
                </mrow>
              </mrow>
              <mo fence="true" form="postfix" stretchy="false">)</mo>
            </mrow>
            <mrow>
              <mi>​</mi>
              <mi>R</mi>
              <mn>2</mn>
            </mrow>
          </mfrac>
        </mrow>
      </mrow>
      <mi>​</mi>
    </mrow>
    <annotation encoding="StarMath 5.0">{Vout​}={Vin​} times {{(R1​+R2)} over {​R2}}​
</annotation>
  </semantics>
</math>
</file>

<file path=Object 14/content.xml><?xml version="1.0" encoding="utf-8"?>
<math xmlns="http://www.w3.org/1998/Math/MathML" display="block">
  <semantics>
    <mrow>
      <mi>R</mi>
      <mrow>
        <mn>1</mn>
        <mo stretchy="false">=</mo>
        <mi>R</mi>
      </mrow>
      <mrow>
        <mn>2</mn>
        <mo stretchy="false">×</mo>
        <mfrac>
          <mrow>
            <mo fence="true" form="prefix" stretchy="false">(</mo>
            <mrow>
              <mrow>
                <mi>​</mi>
                <mrow>
                  <mi mathvariant="italic">Vin</mi>
                  <mo stretchy="false">−</mo>
                  <mi mathvariant="italic">Vout</mi>
                </mrow>
              </mrow>
            </mrow>
            <mo fence="true" form="postfix" stretchy="false">)</mo>
          </mrow>
          <mi mathvariant="italic">Vout</mi>
        </mfrac>
      </mrow>
    </mrow>
    <annotation encoding="StarMath 5.0">R1=R2 times {(​Vin - Vout) over Vout} 
</annotation>
  </semantics>
</math>
</file>

<file path=Object 15/content.xml><?xml version="1.0" encoding="utf-8"?>
<math xmlns="http://www.w3.org/1998/Math/MathML" display="block">
  <semantics>
    <mrow>
      <mrow>
        <mrow>
          <mi mathvariant="italic">Vout</mi>
          <mi>​</mi>
        </mrow>
        <mo stretchy="false">=</mo>
        <mrow>
          <mrow>
            <mi mathvariant="italic">Vin</mi>
            <mi>​</mi>
          </mrow>
          <mo stretchy="false">×</mo>
          <mfrac>
            <mrow>
              <mo fence="true" form="prefix" stretchy="false">(</mo>
              <mrow>
                <mrow>
                  <mi>R</mi>
                  <mn>1</mn>
                  <mrow>
                    <mi>​</mi>
                    <mo stretchy="false">+</mo>
                    <mi>R</mi>
                  </mrow>
                  <mn>2</mn>
                </mrow>
              </mrow>
              <mo fence="true" form="postfix" stretchy="false">)</mo>
            </mrow>
            <mrow>
              <mi>​</mi>
              <mi>R</mi>
              <mn>2</mn>
            </mrow>
          </mfrac>
        </mrow>
      </mrow>
      <mi>​</mi>
    </mrow>
    <annotation encoding="StarMath 5.0">{Vout​}={Vin​} times {{(R1​+R2)} over {​R2}}​
</annotation>
  </semantics>
</math>
</file>

<file path=Object 16/content.xml><?xml version="1.0" encoding="utf-8"?>
<math xmlns="http://www.w3.org/1998/Math/MathML" display="block">
  <semantics>
    <mrow>
      <mi>R</mi>
      <mrow>
        <mn>1</mn>
        <mo stretchy="false">=</mo>
        <mi>R</mi>
      </mrow>
      <mrow>
        <mn>2</mn>
        <mo stretchy="false">×</mo>
        <mfrac>
          <mrow>
            <mo fence="true" form="prefix" stretchy="false">(</mo>
            <mrow>
              <mrow>
                <mi>​</mi>
                <mrow>
                  <mi mathvariant="italic">Vin</mi>
                  <mo stretchy="false">−</mo>
                  <mi mathvariant="italic">Vout</mi>
                </mrow>
              </mrow>
            </mrow>
            <mo fence="true" form="postfix" stretchy="false">)</mo>
          </mrow>
          <mi mathvariant="italic">Vout</mi>
        </mfrac>
      </mrow>
    </mrow>
    <annotation encoding="StarMath 5.0">R1=R2 times {(​Vin - Vout) over Vout} 
</annotation>
  </semantics>
</math>
</file>

<file path=Object 2/content.xml><?xml version="1.0" encoding="utf-8"?>
<math xmlns="http://www.w3.org/1998/Math/MathML" display="block">
  <semantics>
    <mrow>
      <mi>R</mi>
      <mrow>
        <mn>1</mn>
        <mo stretchy="false">=</mo>
        <mi>R</mi>
      </mrow>
      <mrow>
        <mn>2</mn>
        <mo stretchy="false">×</mo>
        <mfrac>
          <mrow>
            <mo fence="true" form="prefix" stretchy="false">(</mo>
            <mrow>
              <mrow>
                <mi>​</mi>
                <mrow>
                  <mi mathvariant="italic">Vin</mi>
                  <mo stretchy="false">−</mo>
                  <mi mathvariant="italic">Vout</mi>
                </mrow>
              </mrow>
            </mrow>
            <mo fence="true" form="postfix" stretchy="false">)</mo>
          </mrow>
          <mi mathvariant="italic">Vout</mi>
        </mfrac>
      </mrow>
    </mrow>
    <annotation encoding="StarMath 5.0">R1=R2 times {(​Vin - Vout) over Vout} 
</annotation>
  </semantics>
</math>
</file>